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37.45pt" svg:height="583.14pt" svg:x="210.56pt" svg:y="21.51pt">
            <draw:object draw:notify-on-update-of-ranges="Sheet1.A1:Sheet1.A159 Sheet1.B1:Sheet1.B1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31.6" calcext:value-type="float">
            <text:p>-31.6</text:p>
          </table:table-cell>
          <table:table-cell table:formula="of:=SIN([.A1]/2)/([.A1]/2)" office:value-type="float" office:value="-0.00581688925491656" calcext:value-type="float">
            <text:p>-0.005816889254917</text:p>
          </table:table-cell>
        </table:table-row>
        <table:table-row table:style-name="ro1">
          <table:table-cell office:value-type="float" office:value="-31.2" calcext:value-type="float">
            <text:p>-31.2</text:p>
          </table:table-cell>
          <table:table-cell table:formula="of:=SIN([.A2]/2)/([.A2]/2)" office:value-type="float" office:value="0.0069072854038104" calcext:value-type="float">
            <text:p>0.00690728540381</text:p>
          </table:table-cell>
        </table:table-row>
        <table:table-row table:style-name="ro1">
          <table:table-cell office:value-type="float" office:value="-30.8" calcext:value-type="float">
            <text:p>-30.8</text:p>
          </table:table-cell>
          <table:table-cell table:formula="of:=SIN([.A3]/2)/([.A3]/2)" office:value-type="float" office:value="0.0196830101782924" calcext:value-type="float">
            <text:p>0.019683010178292</text:p>
          </table:table-cell>
        </table:table-row>
        <table:table-row table:style-name="ro1">
          <table:table-cell office:value-type="float" office:value="-30.4" calcext:value-type="float">
            <text:p>-30.4</text:p>
          </table:table-cell>
          <table:table-cell table:formula="of:=SIN([.A4]/2)/([.A4]/2)" office:value-type="float" office:value="0.0319999137403815" calcext:value-type="float">
            <text:p>0.03199991374038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SIN([.A5]/2)/([.A5]/2)" office:value-type="float" office:value="0.0433525226771411" calcext:value-type="float">
            <text:p>0.043352522677141</text:p>
          </table:table-cell>
        </table:table-row>
        <table:table-row table:style-name="ro1">
          <table:table-cell office:value-type="float" office:value="-29.6" calcext:value-type="float">
            <text:p>-29.6</text:p>
          </table:table-cell>
          <table:table-cell table:formula="of:=SIN([.A6]/2)/([.A6]/2)" office:value-type="float" office:value="0.0532602748226565" calcext:value-type="float">
            <text:p>0.053260274822657</text:p>
          </table:table-cell>
        </table:table-row>
        <table:table-row table:style-name="ro1">
          <table:table-cell office:value-type="float" office:value="-29.2" calcext:value-type="float">
            <text:p>-29.2</text:p>
          </table:table-cell>
          <table:table-cell table:formula="of:=SIN([.A7]/2)/([.A7]/2)" office:value-type="float" office:value="0.061287066584966" calcext:value-type="float">
            <text:p>0.061287066584966</text:p>
          </table:table-cell>
        </table:table-row>
        <table:table-row table:style-name="ro1">
          <table:table-cell office:value-type="float" office:value="-28.8" calcext:value-type="float">
            <text:p>-28.8</text:p>
          </table:table-cell>
          <table:table-cell table:formula="of:=SIN([.A8]/2)/([.A8]/2)" office:value-type="float" office:value="0.067059567815922" calcext:value-type="float">
            <text:p>0.067059567815922</text:p>
          </table:table-cell>
        </table:table-row>
        <table:table-row table:style-name="ro1">
          <table:table-cell office:value-type="float" office:value="-28.4" calcext:value-type="float">
            <text:p>-28.4</text:p>
          </table:table-cell>
          <table:table-cell table:formula="of:=SIN([.A9]/2)/([.A9]/2)" office:value-type="float" office:value="0.0702835670927015" calcext:value-type="float">
            <text:p>0.07028356709270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SIN([.A10]/2)/([.A10]/2)" office:value-type="float" office:value="0.0707576682639193" calcext:value-type="float">
            <text:p>0.070757668263919</text:p>
          </table:table-cell>
        </table:table-row>
        <table:table-row table:style-name="ro1">
          <table:table-cell office:value-type="float" office:value="-27.6" calcext:value-type="float">
            <text:p>-27.6</text:p>
          </table:table-cell>
          <table:table-cell table:formula="of:=SIN([.A11]/2)/([.A11]/2)" office:value-type="float" office:value="0.0683837441626163" calcext:value-type="float">
            <text:p>0.068383744162616</text:p>
          </table:table-cell>
        </table:table-row>
        <table:table-row table:style-name="ro1">
          <table:table-cell office:value-type="float" office:value="-27.2" calcext:value-type="float">
            <text:p>-27.2</text:p>
          </table:table-cell>
          <table:table-cell table:formula="of:=SIN([.A12]/2)/([.A12]/2)" office:value-type="float" office:value="0.0631736628570953" calcext:value-type="float">
            <text:p>0.063173662857095</text:p>
          </table:table-cell>
        </table:table-row>
        <table:table-row table:style-name="ro1">
          <table:table-cell office:value-type="float" office:value="-26.8" calcext:value-type="float">
            <text:p>-26.8</text:p>
          </table:table-cell>
          <table:table-cell table:formula="of:=SIN([.A13]/2)/([.A13]/2)" office:value-type="float" office:value="0.0552519320860036" calcext:value-type="float">
            <text:p>0.055251932086004</text:p>
          </table:table-cell>
        </table:table-row>
        <table:table-row table:style-name="ro1">
          <table:table-cell office:value-type="float" office:value="-26.4" calcext:value-type="float">
            <text:p>-26.4</text:p>
          </table:table-cell>
          <table:table-cell table:formula="of:=SIN([.A14]/2)/([.A14]/2)" office:value-type="float" office:value="0.0448540541444867" calcext:value-type="float">
            <text:p>0.04485405414448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SIN([.A15]/2)/([.A15]/2)" office:value-type="float" office:value="0.032320541294357" calcext:value-type="float">
            <text:p>0.032320541294357</text:p>
          </table:table-cell>
        </table:table-row>
        <table:table-row table:style-name="ro1">
          <table:table-cell office:value-type="float" office:value="-25.6" calcext:value-type="float">
            <text:p>-25.6</text:p>
          </table:table-cell>
          <table:table-cell table:formula="of:=SIN([.A16]/2)/([.A16]/2)" office:value-type="float" office:value="0.0180867050860577" calcext:value-type="float">
            <text:p>0.018086705086058</text:p>
          </table:table-cell>
        </table:table-row>
        <table:table-row table:style-name="ro1">
          <table:table-cell office:value-type="float" office:value="-25.2" calcext:value-type="float">
            <text:p>-25.2</text:p>
          </table:table-cell>
          <table:table-cell table:formula="of:=SIN([.A17]/2)/([.A17]/2)" office:value-type="float" office:value="0.00266849581120147" calcext:value-type="float">
            <text:p>0.002668495811201</text:p>
          </table:table-cell>
        </table:table-row>
        <table:table-row table:style-name="ro1">
          <table:table-cell office:value-type="float" office:value="-24.8" calcext:value-type="float">
            <text:p>-24.8</text:p>
          </table:table-cell>
          <table:table-cell table:formula="of:=SIN([.A18]/2)/([.A18]/2)" office:value-type="float" office:value="-0.0133551754393798" calcext:value-type="float">
            <text:p>-0.01335517543938</text:p>
          </table:table-cell>
        </table:table-row>
        <table:table-row table:style-name="ro1">
          <table:table-cell office:value-type="float" office:value="-24.4" calcext:value-type="float">
            <text:p>-24.4</text:p>
          </table:table-cell>
          <table:table-cell table:formula="of:=SIN([.A19]/2)/([.A19]/2)" office:value-type="float" office:value="-0.0293630559210514" calcext:value-type="float">
            <text:p>-0.02936305592105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SIN([.A20]/2)/([.A20]/2)" office:value-type="float" office:value="-0.0447144098333696" calcext:value-type="float">
            <text:p>-0.04471440983337</text:p>
          </table:table-cell>
        </table:table-row>
        <table:table-row table:style-name="ro1">
          <table:table-cell office:value-type="float" office:value="-23.6" calcext:value-type="float">
            <text:p>-23.6</text:p>
          </table:table-cell>
          <table:table-cell table:formula="of:=SIN([.A21]/2)/([.A21]/2)" office:value-type="float" office:value="-0.0587733122692477" calcext:value-type="float">
            <text:p>-0.058773312269248</text:p>
          </table:table-cell>
        </table:table-row>
        <table:table-row table:style-name="ro1">
          <table:table-cell office:value-type="float" office:value="-23.2" calcext:value-type="float">
            <text:p>-23.2</text:p>
          </table:table-cell>
          <table:table-cell table:formula="of:=SIN([.A22]/2)/([.A22]/2)" office:value-type="float" office:value="-0.0709334995662679" calcext:value-type="float">
            <text:p>-0.070933499566268</text:p>
          </table:table-cell>
        </table:table-row>
        <table:table-row table:style-name="ro1">
          <table:table-cell office:value-type="float" office:value="-22.8" calcext:value-type="float">
            <text:p>-22.8</text:p>
          </table:table-cell>
          <table:table-cell table:formula="of:=SIN([.A23]/2)/([.A23]/2)" office:value-type="float" office:value="-0.0806428531284803" calcext:value-type="float">
            <text:p>-0.08064285312848</text:p>
          </table:table-cell>
        </table:table-row>
        <table:table-row table:style-name="ro1">
          <table:table-cell office:value-type="float" office:value="-22.4" calcext:value-type="float">
            <text:p>-22.4</text:p>
          </table:table-cell>
          <table:table-cell table:formula="of:=SIN([.A24]/2)/([.A24]/2)" office:value-type="float" office:value="-0.0874265829599391" calcext:value-type="float">
            <text:p>-0.08742658295993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SIN([.A25]/2)/([.A25]/2)" office:value-type="float" office:value="-0.0909082005955185" calcext:value-type="float">
            <text:p>-0.090908200595519</text:p>
          </table:table-cell>
        </table:table-row>
        <table:table-row table:style-name="ro1">
          <table:table-cell office:value-type="float" office:value="-21.6" calcext:value-type="float">
            <text:p>-21.6</text:p>
          </table:table-cell>
          <table:table-cell table:formula="of:=SIN([.A26]/2)/([.A26]/2)" office:value-type="float" office:value="-0.0908274287098603" calcext:value-type="float">
            <text:p>-0.09082742870986</text:p>
          </table:table-cell>
        </table:table-row>
        <table:table-row table:style-name="ro1">
          <table:table-cell office:value-type="float" office:value="-21.2" calcext:value-type="float">
            <text:p>-21.2</text:p>
          </table:table-cell>
          <table:table-cell table:formula="of:=SIN([.A27]/2)/([.A27]/2)" office:value-type="float" office:value="-0.087054285057812" calcext:value-type="float">
            <text:p>-0.087054285057812</text:p>
          </table:table-cell>
        </table:table-row>
        <table:table-row table:style-name="ro1">
          <table:table-cell office:value-type="float" office:value="-20.8" calcext:value-type="float">
            <text:p>-20.8</text:p>
          </table:table-cell>
          <table:table-cell table:formula="of:=SIN([.A28]/2)/([.A28]/2)" office:value-type="float" office:value="-0.0795986989505436" calcext:value-type="float">
            <text:p>-0.079598698950544</text:p>
          </table:table-cell>
        </table:table-row>
        <table:table-row table:style-name="ro1">
          <table:table-cell office:value-type="float" office:value="-20.4" calcext:value-type="float">
            <text:p>-20.4</text:p>
          </table:table-cell>
          <table:table-cell table:formula="of:=SIN([.A29]/2)/([.A29]/2)" office:value-type="float" office:value="-0.0686151654503473" calcext:value-type="float">
            <text:p>-0.06861516545034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SIN([.A30]/2)/([.A30]/2)" office:value-type="float" office:value="-0.054402111088937" calcext:value-type="float">
            <text:p>-0.054402111088937</text:p>
          </table:table-cell>
        </table:table-row>
        <table:table-row table:style-name="ro1">
          <table:table-cell office:value-type="float" office:value="-19.6" calcext:value-type="float">
            <text:p>-19.6</text:p>
          </table:table-cell>
          <table:table-cell table:formula="of:=SIN([.A31]/2)/([.A31]/2)" office:value-type="float" office:value="-0.0373958295155029" calcext:value-type="float">
            <text:p>-0.037395829515503</text:p>
          </table:table-cell>
        </table:table-row>
        <table:table-row table:style-name="ro1">
          <table:table-cell office:value-type="float" office:value="-19.2" calcext:value-type="float">
            <text:p>-19.2</text:p>
          </table:table-cell>
          <table:table-cell table:formula="of:=SIN([.A32]/2)/([.A32]/2)" office:value-type="float" office:value="-0.0181590397107272" calcext:value-type="float">
            <text:p>-0.018159039710727</text:p>
          </table:table-cell>
        </table:table-row>
        <table:table-row table:style-name="ro1">
          <table:table-cell office:value-type="float" office:value="-18.8" calcext:value-type="float">
            <text:p>-18.8</text:p>
          </table:table-cell>
          <table:table-cell table:formula="of:=SIN([.A33]/2)/([.A33]/2)" office:value-type="float" office:value="0.00263568355886785" calcext:value-type="float">
            <text:p>0.002635683558868</text:p>
          </table:table-cell>
        </table:table-row>
        <table:table-row table:style-name="ro1">
          <table:table-cell office:value-type="float" office:value="-18.4" calcext:value-type="float">
            <text:p>-18.4</text:p>
          </table:table-cell>
          <table:table-cell table:formula="of:=SIN([.A34]/2)/([.A34]/2)" office:value-type="float" office:value="0.0242271645761139" calcext:value-type="float">
            <text:p>0.02422716457611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SIN([.A35]/2)/([.A35]/2)" office:value-type="float" office:value="0.0457909428046396" calcext:value-type="float">
            <text:p>0.04579094280464</text:p>
          </table:table-cell>
        </table:table-row>
        <table:table-row table:style-name="ro1">
          <table:table-cell office:value-type="float" office:value="-17.6" calcext:value-type="float">
            <text:p>-17.6</text:p>
          </table:table-cell>
          <table:table-cell table:formula="of:=SIN([.A36]/2)/([.A36]/2)" office:value-type="float" office:value="0.0664678628286093" calcext:value-type="float">
            <text:p>0.066467862828609</text:p>
          </table:table-cell>
        </table:table-row>
        <table:table-row table:style-name="ro1">
          <table:table-cell office:value-type="float" office:value="-17.2" calcext:value-type="float">
            <text:p>-17.2</text:p>
          </table:table-cell>
          <table:table-cell table:formula="of:=SIN([.A37]/2)/([.A37]/2)" office:value-type="float" office:value="0.0853950113807107" calcext:value-type="float">
            <text:p>0.085395011380711</text:p>
          </table:table-cell>
        </table:table-row>
        <table:table-row table:style-name="ro1">
          <table:table-cell office:value-type="float" office:value="-16.8" calcext:value-type="float">
            <text:p>-16.8</text:p>
          </table:table-cell>
          <table:table-cell table:formula="of:=SIN([.A38]/2)/([.A38]/2)" office:value-type="float" office:value="0.101737965248605" calcext:value-type="float">
            <text:p>0.101737965248605</text:p>
          </table:table-cell>
        </table:table-row>
        <table:table-row table:style-name="ro1">
          <table:table-cell office:value-type="float" office:value="-16.4" calcext:value-type="float">
            <text:p>-16.4</text:p>
          </table:table-cell>
          <table:table-cell table:formula="of:=SIN([.A39]/2)/([.A39]/2)" office:value-type="float" office:value="0.114723238619485" calcext:value-type="float">
            <text:p>0.11472323861948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SIN([.A40]/2)/([.A40]/2)" office:value-type="float" office:value="0.123669780827923" calcext:value-type="float">
            <text:p>0.123669780827923</text:p>
          </table:table-cell>
        </table:table-row>
        <table:table-row table:style-name="ro1">
          <table:table-cell office:value-type="float" office:value="-15.6" calcext:value-type="float">
            <text:p>-15.6</text:p>
          </table:table-cell>
          <table:table-cell table:formula="of:=SIN([.A41]/2)/([.A41]/2)" office:value-type="float" office:value="0.128018377612129" calcext:value-type="float">
            <text:p>0.128018377612129</text:p>
          </table:table-cell>
        </table:table-row>
        <table:table-row table:style-name="ro1">
          <table:table-cell office:value-type="float" office:value="-15.2" calcext:value-type="float">
            <text:p>-15.2</text:p>
          </table:table-cell>
          <table:table-cell table:formula="of:=SIN([.A42]/2)/([.A42]/2)" office:value-type="float" office:value="0.12735785158309" calcext:value-type="float">
            <text:p>0.12735785158309</text:p>
          </table:table-cell>
        </table:table-row>
        <table:table-row table:style-name="ro1">
          <table:table-cell office:value-type="float" office:value="-14.8" calcext:value-type="float">
            <text:p>-14.8</text:p>
          </table:table-cell>
          <table:table-cell table:formula="of:=SIN([.A43]/2)/([.A43]/2)" office:value-type="float" office:value="0.121447039974544" calcext:value-type="float">
            <text:p>0.121447039974544</text:p>
          </table:table-cell>
        </table:table-row>
        <table:table-row table:style-name="ro1">
          <table:table-cell office:value-type="float" office:value="-14.4" calcext:value-type="float">
            <text:p>-14.4</text:p>
          </table:table-cell>
          <table:table-cell table:formula="of:=SIN([.A44]/2)/([.A44]/2)" office:value-type="float" office:value="0.110231647756827" calcext:value-type="float">
            <text:p>0.11023164775682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SIN([.A45]/2)/([.A45]/2)" office:value-type="float" office:value="0.0938552283883984" calcext:value-type="float">
            <text:p>0.093855228388399</text:p>
          </table:table-cell>
        </table:table-row>
        <table:table-row table:style-name="ro1">
          <table:table-cell office:value-type="float" office:value="-13.6" calcext:value-type="float">
            <text:p>-13.6</text:p>
          </table:table-cell>
          <table:table-cell table:formula="of:=SIN([.A46]/2)/([.A46]/2)" office:value-type="float" office:value="0.072663728108619" calcext:value-type="float">
            <text:p>0.072663728108619</text:p>
          </table:table-cell>
        </table:table-row>
        <table:table-row table:style-name="ro1">
          <table:table-cell office:value-type="float" office:value="-13.2" calcext:value-type="float">
            <text:p>-13.2</text:p>
          </table:table-cell>
          <table:table-cell table:formula="of:=SIN([.A47]/2)/([.A47]/2)" office:value-type="float" office:value="0.0472032368959663" calcext:value-type="float">
            <text:p>0.047203236895966</text:p>
          </table:table-cell>
        </table:table-row>
        <table:table-row table:style-name="ro1">
          <table:table-cell office:value-type="float" office:value="-12.8" calcext:value-type="float">
            <text:p>-12.8</text:p>
          </table:table-cell>
          <table:table-cell table:formula="of:=SIN([.A48]/2)/([.A48]/2)" office:value-type="float" office:value="0.0182108132578896" calcext:value-type="float">
            <text:p>0.01821081325789</text:p>
          </table:table-cell>
        </table:table-row>
        <table:table-row table:style-name="ro1">
          <table:table-cell office:value-type="float" office:value="-12.4" calcext:value-type="float">
            <text:p>-12.4</text:p>
          </table:table-cell>
          <table:table-cell table:formula="of:=SIN([.A49]/2)/([.A49]/2)" office:value-type="float" office:value="-0.0134015165834673" calcext:value-type="float">
            <text:p>-0.01340151658346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SIN([.A50]/2)/([.A50]/2)" office:value-type="float" office:value="-0.046569249699821" calcext:value-type="float">
            <text:p>-0.046569249699821</text:p>
          </table:table-cell>
        </table:table-row>
        <table:table-row table:style-name="ro1">
          <table:table-cell office:value-type="float" office:value="-11.6" calcext:value-type="float">
            <text:p>-11.6</text:p>
          </table:table-cell>
          <table:table-cell table:formula="of:=SIN([.A51]/2)/([.A51]/2)" office:value-type="float" office:value="-0.0801038240368546" calcext:value-type="float">
            <text:p>-0.080103824036855</text:p>
          </table:table-cell>
        </table:table-row>
        <table:table-row table:style-name="ro1">
          <table:table-cell office:value-type="float" office:value="-11.2" calcext:value-type="float">
            <text:p>-11.2</text:p>
          </table:table-cell>
          <table:table-cell table:formula="of:=SIN([.A52]/2)/([.A52]/2)" office:value-type="float" office:value="-0.112726185334343" calcext:value-type="float">
            <text:p>-0.112726185334343</text:p>
          </table:table-cell>
        </table:table-row>
        <table:table-row table:style-name="ro1">
          <table:table-cell office:value-type="float" office:value="-10.8" calcext:value-type="float">
            <text:p>-10.8</text:p>
          </table:table-cell>
          <table:table-cell table:formula="of:=SIN([.A53]/2)/([.A53]/2)" office:value-type="float" office:value="-0.14310453473259" calcext:value-type="float">
            <text:p>-0.14310453473259</text:p>
          </table:table-cell>
        </table:table-row>
        <table:table-row table:style-name="ro1">
          <table:table-cell office:value-type="float" office:value="-10.4" calcext:value-type="float">
            <text:p>-10.4</text:p>
          </table:table-cell>
          <table:table-cell table:formula="of:=SIN([.A54]/2)/([.A54]/2)" office:value-type="float" office:value="-0.16989512610003" calcext:value-type="float">
            <text:p>-0.1698951261000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SIN([.A55]/2)/([.A55]/2)" office:value-type="float" office:value="-0.191784854932628" calcext:value-type="float">
            <text:p>-0.191784854932628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table:formula="of:=SIN([.A56]/2)/([.A56]/2)" office:value-type="float" office:value="-0.207534293507467" calcext:value-type="float">
            <text:p>-0.207534293507467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table:formula="of:=SIN([.A57]/2)/([.A57]/2)" office:value-type="float" office:value="-0.216019783398579" calcext:value-type="float">
            <text:p>-0.216019783398579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table:formula="of:=SIN([.A58]/2)/([.A58]/2)" office:value-type="float" office:value="-0.216273198611254" calcext:value-type="float">
            <text:p>-0.216273198611254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table:formula="of:=SIN([.A59]/2)/([.A59]/2)" office:value-type="float" office:value="-0.207518041050854" calcext:value-type="float">
            <text:p>-0.20751804105085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SIN([.A60]/2)/([.A60]/2)" office:value-type="float" office:value="-0.189200623826982" calcext:value-type="float">
            <text:p>-0.189200623826982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table:formula="of:=SIN([.A61]/2)/([.A61]/2)" office:value-type="float" office:value="-0.16101523445861" calcext:value-type="float">
            <text:p>-0.16101523445861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table:formula="of:=SIN([.A62]/2)/([.A62]/2)" office:value-type="float" office:value="-0.122922345359681" calcext:value-type="float">
            <text:p>-0.122922345359681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table:formula="of:=SIN([.A63]/2)/([.A63]/2)" office:value-type="float" office:value="-0.0751591476549505" calcext:value-type="float">
            <text:p>-0.075159147654951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table:formula="of:=SIN([.A64]/2)/([.A64]/2)" office:value-type="float" office:value="-0.0182419198211185" calcext:value-type="float">
            <text:p>-0.01824191982111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SIN([.A65]/2)/([.A65]/2)" office:value-type="float" office:value="0.0470400026866224" calcext:value-type="float">
            <text:p>0.047040002686622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table:formula="of:=SIN([.A66]/2)/([.A66]/2)" office:value-type="float" office:value="0.11963862505568" calcext:value-type="float">
            <text:p>0.11963862505568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table:formula="of:=SIN([.A67]/2)/([.A67]/2)" office:value-type="float" office:value="0.198269758392871" calcext:value-type="float">
            <text:p>0.198269758392871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table:formula="of:=SIN([.A68]/2)/([.A68]/2)" office:value-type="float" office:value="0.281442991896313" calcext:value-type="float">
            <text:p>0.281442991896313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table:formula="of:=SIN([.A69]/2)/([.A69]/2)" office:value-type="float" office:value="0.367498365372541" calcext:value-type="float">
            <text:p>0.36749836537254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SIN([.A70]/2)/([.A70]/2)" office:value-type="float" office:value="0.454648713412841" calcext:value-type="float">
            <text:p>0.454648713412841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table:formula="of:=SIN([.A71]/2)/([.A71]/2)" office:value-type="float" office:value="0.541026461598997" calcext:value-type="float">
            <text:p>0.541026461598997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table:formula="of:=SIN([.A72]/2)/([.A72]/2)" office:value-type="float" office:value="0.624733501900941" calcext:value-type="float">
            <text:p>0.624733501900941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table:formula="of:=SIN([.A73]/2)/([.A73]/2)" office:value-type="float" office:value="0.703892664277471" calcext:value-type="float">
            <text:p>0.703892664277471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table:formula="of:=SIN([.A74]/2)/([.A74]/2)" office:value-type="float" office:value="0.776699238306022" calcext:value-type="float">
            <text:p>0.77669923830602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SIN([.A75]/2)/([.A75]/2)" office:value-type="float" office:value="0.841470984807896" calcext:value-type="float">
            <text:p>0.841470984807896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SIN([.A76]/2)/([.A76]/2)" office:value-type="float" office:value="0.896695113624403" calcext:value-type="float">
            <text:p>0.896695113624403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SIN([.A77]/2)/([.A77]/2)" office:value-type="float" office:value="0.941070788991726" calcext:value-type="float">
            <text:p>0.941070788991726</text:p>
          </table:table-cell>
        </table:table-row>
        <table:table-row table:style-name="ro1">
          <table:table-cell office:value-type="float" office:value="-0.800000000000001" calcext:value-type="float">
            <text:p>-0.800000000000001</text:p>
          </table:table-cell>
          <table:table-cell table:formula="of:=SIN([.A78]/2)/([.A78]/2)" office:value-type="float" office:value="0.973545855771626" calcext:value-type="float">
            <text:p>0.973545855771626</text:p>
          </table:table-cell>
        </table:table-row>
        <table:table-row table:style-name="ro1">
          <table:table-cell office:value-type="float" office:value="-0.399999999999999" calcext:value-type="float">
            <text:p>-0.399999999999999</text:p>
          </table:table-cell>
          <table:table-cell table:formula="of:=SIN([.A79]/2)/([.A79]/2)" office:value-type="float" office:value="0.993346653975306" calcext:value-type="float">
            <text:p>0.99334665397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80]/2)/([.A80]/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399999999999999" calcext:value-type="float">
            <text:p>0.399999999999999</text:p>
          </table:table-cell>
          <table:table-cell table:formula="of:=SIN([.A81]/2)/([.A81]/2)" office:value-type="float" office:value="0.993346653975306" calcext:value-type="float">
            <text:p>0.993346653975306</text:p>
          </table:table-cell>
        </table:table-row>
        <table:table-row table:style-name="ro1">
          <table:table-cell office:value-type="float" office:value="0.799999999999997" calcext:value-type="float">
            <text:p>0.799999999999997</text:p>
          </table:table-cell>
          <table:table-cell table:formula="of:=SIN([.A82]/2)/([.A82]/2)" office:value-type="float" office:value="0.973545855771626" calcext:value-type="float">
            <text:p>0.97354585577162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[.A83]/2)/([.A83]/2)" office:value-type="float" office:value="0.941070788991725" calcext:value-type="float">
            <text:p>0.9410707889917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[.A84]/2)/([.A84]/2)" office:value-type="float" office:value="0.896695113624403" calcext:value-type="float">
            <text:p>0.896695113624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85]/2)/([.A85]/2)" office:value-type="float" office:value="0.841470984807896" calcext:value-type="float">
            <text:p>0.84147098480789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SIN([.A86]/2)/([.A86]/2)" office:value-type="float" office:value="0.776699238306022" calcext:value-type="float">
            <text:p>0.77669923830602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SIN([.A87]/2)/([.A87]/2)" office:value-type="float" office:value="0.703892664277472" calcext:value-type="float">
            <text:p>0.70389266427747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SIN([.A88]/2)/([.A88]/2)" office:value-type="float" office:value="0.62473350190094" calcext:value-type="float">
            <text:p>0.6247335019009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SIN([.A89]/2)/([.A89]/2)" office:value-type="float" office:value="0.541026461598997" calcext:value-type="float">
            <text:p>0.541026461598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90]/2)/([.A90]/2)" office:value-type="float" office:value="0.454648713412841" calcext:value-type="float">
            <text:p>0.45464871341284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SIN([.A91]/2)/([.A91]/2)" office:value-type="float" office:value="0.367498365372541" calcext:value-type="float">
            <text:p>0.36749836537254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SIN([.A92]/2)/([.A92]/2)" office:value-type="float" office:value="0.281442991896313" calcext:value-type="float">
            <text:p>0.28144299189631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SIN([.A93]/2)/([.A93]/2)" office:value-type="float" office:value="0.19826975839287" calcext:value-type="float">
            <text:p>0.1982697583928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SIN([.A94]/2)/([.A94]/2)" office:value-type="float" office:value="0.11963862505568" calcext:value-type="float">
            <text:p>0.11963862505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95]/2)/([.A95]/2)" office:value-type="float" office:value="0.0470400026866224" calcext:value-type="float">
            <text:p>0.04704000268662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SIN([.A96]/2)/([.A96]/2)" office:value-type="float" office:value="-0.0182419198211185" calcext:value-type="float">
            <text:p>-0.01824191982111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SIN([.A97]/2)/([.A97]/2)" office:value-type="float" office:value="-0.075159147654951" calcext:value-type="float">
            <text:p>-0.07515914765495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SIN([.A98]/2)/([.A98]/2)" office:value-type="float" office:value="-0.122922345359682" calcext:value-type="float">
            <text:p>-0.12292234535968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SIN([.A99]/2)/([.A99]/2)" office:value-type="float" office:value="-0.16101523445861" calcext:value-type="float">
            <text:p>-0.16101523445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100]/2)/([.A100]/2)" office:value-type="float" office:value="-0.189200623826982" calcext:value-type="float">
            <text:p>-0.18920062382698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SIN([.A101]/2)/([.A101]/2)" office:value-type="float" office:value="-0.207518041050854" calcext:value-type="float">
            <text:p>-0.20751804105085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SIN([.A102]/2)/([.A102]/2)" office:value-type="float" office:value="-0.216273198611254" calcext:value-type="float">
            <text:p>-0.21627319861125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SIN([.A103]/2)/([.A103]/2)" office:value-type="float" office:value="-0.216019783398579" calcext:value-type="float">
            <text:p>-0.21601978339857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SIN([.A104]/2)/([.A104]/2)" office:value-type="float" office:value="-0.207534293507467" calcext:value-type="float">
            <text:p>-0.207534293507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05]/2)/([.A105]/2)" office:value-type="float" office:value="-0.191784854932628" calcext:value-type="float">
            <text:p>-0.19178485493262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SIN([.A106]/2)/([.A106]/2)" office:value-type="float" office:value="-0.16989512610003" calcext:value-type="float">
            <text:p>-0.1698951261000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SIN([.A107]/2)/([.A107]/2)" office:value-type="float" office:value="-0.14310453473259" calcext:value-type="float">
            <text:p>-0.1431045347325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SIN([.A108]/2)/([.A108]/2)" office:value-type="float" office:value="-0.112726185334343" calcext:value-type="float">
            <text:p>-0.11272618533434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SIN([.A109]/2)/([.A109]/2)" office:value-type="float" office:value="-0.0801038240368546" calcext:value-type="float">
            <text:p>-0.0801038240368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10]/2)/([.A110]/2)" office:value-type="float" office:value="-0.046569249699821" calcext:value-type="float">
            <text:p>-0.04656924969982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SIN([.A111]/2)/([.A111]/2)" office:value-type="float" office:value="-0.0134015165834673" calcext:value-type="float">
            <text:p>-0.01340151658346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SIN([.A112]/2)/([.A112]/2)" office:value-type="float" office:value="0.0182108132578899" calcext:value-type="float">
            <text:p>0.0182108132578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IN([.A113]/2)/([.A113]/2)" office:value-type="float" office:value="0.0472032368959666" calcext:value-type="float">
            <text:p>0.047203236895967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IN([.A114]/2)/([.A114]/2)" office:value-type="float" office:value="0.072663728108619" calcext:value-type="float">
            <text:p>0.0726637281086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15]/2)/([.A115]/2)" office:value-type="float" office:value="0.0938552283883984" calcext:value-type="float">
            <text:p>0.09385522838839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IN([.A116]/2)/([.A116]/2)" office:value-type="float" office:value="0.110231647756827" calcext:value-type="float">
            <text:p>0.11023164775682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IN([.A117]/2)/([.A117]/2)" office:value-type="float" office:value="0.121447039974544" calcext:value-type="float">
            <text:p>0.12144703997454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IN([.A118]/2)/([.A118]/2)" office:value-type="float" office:value="0.12735785158309" calcext:value-type="float">
            <text:p>0.1273578515830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IN([.A119]/2)/([.A119]/2)" office:value-type="float" office:value="0.128018377612129" calcext:value-type="float">
            <text:p>0.128018377612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20]/2)/([.A120]/2)" office:value-type="float" office:value="0.123669780827923" calcext:value-type="float">
            <text:p>0.12366978082792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IN([.A121]/2)/([.A121]/2)" office:value-type="float" office:value="0.114723238619485" calcext:value-type="float">
            <text:p>0.11472323861948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SIN([.A122]/2)/([.A122]/2)" office:value-type="float" office:value="0.101737965248605" calcext:value-type="float">
            <text:p>0.10173796524860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SIN([.A123]/2)/([.A123]/2)" office:value-type="float" office:value="0.0853950113807107" calcext:value-type="float">
            <text:p>0.08539501138071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SIN([.A124]/2)/([.A124]/2)" office:value-type="float" office:value="0.0664678628286093" calcext:value-type="float">
            <text:p>0.066467862828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125]/2)/([.A125]/2)" office:value-type="float" office:value="0.0457909428046396" calcext:value-type="float">
            <text:p>0.0457909428046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SIN([.A126]/2)/([.A126]/2)" office:value-type="float" office:value="0.0242271645761139" calcext:value-type="float">
            <text:p>0.02422716457611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SIN([.A127]/2)/([.A127]/2)" office:value-type="float" office:value="0.00263568355886766" calcext:value-type="float">
            <text:p>0.00263568355886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SIN([.A128]/2)/([.A128]/2)" office:value-type="float" office:value="-0.0181590397107272" calcext:value-type="float">
            <text:p>-0.01815903971072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SIN([.A129]/2)/([.A129]/2)" office:value-type="float" office:value="-0.0373958295155029" calcext:value-type="float">
            <text:p>-0.0373958295155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130]/2)/([.A130]/2)" office:value-type="float" office:value="-0.054402111088937" calcext:value-type="float">
            <text:p>-0.05440211108893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SIN([.A131]/2)/([.A131]/2)" office:value-type="float" office:value="-0.0686151654503473" calcext:value-type="float">
            <text:p>-0.06861516545034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SIN([.A132]/2)/([.A132]/2)" office:value-type="float" office:value="-0.0795986989505437" calcext:value-type="float">
            <text:p>-0.07959869895054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SIN([.A133]/2)/([.A133]/2)" office:value-type="float" office:value="-0.087054285057812" calcext:value-type="float">
            <text:p>-0.08705428505781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SIN([.A134]/2)/([.A134]/2)" office:value-type="float" office:value="-0.0908274287098603" calcext:value-type="float">
            <text:p>-0.09082742870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135]/2)/([.A135]/2)" office:value-type="float" office:value="-0.0909082005955185" calcext:value-type="float">
            <text:p>-0.09090820059551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SIN([.A136]/2)/([.A136]/2)" office:value-type="float" office:value="-0.0874265829599391" calcext:value-type="float">
            <text:p>-0.08742658295993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SIN([.A137]/2)/([.A137]/2)" office:value-type="float" office:value="-0.0806428531284803" calcext:value-type="float">
            <text:p>-0.0806428531284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SIN([.A138]/2)/([.A138]/2)" office:value-type="float" office:value="-0.0709334995662679" calcext:value-type="float">
            <text:p>-0.070933499566268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SIN([.A139]/2)/([.A139]/2)" office:value-type="float" office:value="-0.0587733122692477" calcext:value-type="float">
            <text:p>-0.0587733122692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140]/2)/([.A140]/2)" office:value-type="float" office:value="-0.0447144098333696" calcext:value-type="float">
            <text:p>-0.0447144098333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SIN([.A141]/2)/([.A141]/2)" office:value-type="float" office:value="-0.0293630559210515" calcext:value-type="float">
            <text:p>-0.02936305592105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SIN([.A142]/2)/([.A142]/2)" office:value-type="float" office:value="-0.0133551754393796" calcext:value-type="float">
            <text:p>-0.0133551754393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SIN([.A143]/2)/([.A143]/2)" office:value-type="float" office:value="0.00266849581120147" calcext:value-type="float">
            <text:p>0.002668495811201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table:formula="of:=SIN([.A144]/2)/([.A144]/2)" office:value-type="float" office:value="0.0180867050860577" calcext:value-type="float">
            <text:p>0.0180867050860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145]/2)/([.A145]/2)" office:value-type="float" office:value="0.032320541294357" calcext:value-type="float">
            <text:p>0.032320541294357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SIN([.A146]/2)/([.A146]/2)" office:value-type="float" office:value="0.0448540541444866" calcext:value-type="float">
            <text:p>0.044854054144487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table:formula="of:=SIN([.A147]/2)/([.A147]/2)" office:value-type="float" office:value="0.0552519320860037" calcext:value-type="float">
            <text:p>0.05525193208600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table:formula="of:=SIN([.A148]/2)/([.A148]/2)" office:value-type="float" office:value="0.0631736628570953" calcext:value-type="float">
            <text:p>0.06317366285709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table:formula="of:=SIN([.A149]/2)/([.A149]/2)" office:value-type="float" office:value="0.0683837441626163" calcext:value-type="float">
            <text:p>0.0683837441626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150]/2)/([.A150]/2)" office:value-type="float" office:value="0.0707576682639193" calcext:value-type="float">
            <text:p>0.070757668263919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table:formula="of:=SIN([.A151]/2)/([.A151]/2)" office:value-type="float" office:value="0.0702835670927015" calcext:value-type="float">
            <text:p>0.07028356709270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SIN([.A152]/2)/([.A152]/2)" office:value-type="float" office:value="0.067059567815922" calcext:value-type="float">
            <text:p>0.06705956781592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table:formula="of:=SIN([.A153]/2)/([.A153]/2)" office:value-type="float" office:value="0.061287066584966" calcext:value-type="float">
            <text:p>0.06128706658496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table:formula="of:=SIN([.A154]/2)/([.A154]/2)" office:value-type="float" office:value="0.0532602748226565" calcext:value-type="float">
            <text:p>0.053260274822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155]/2)/([.A155]/2)" office:value-type="float" office:value="0.0433525226771411" calcext:value-type="float">
            <text:p>0.04335252267714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SIN([.A156]/2)/([.A156]/2)" office:value-type="float" office:value="0.0319999137403816" calcext:value-type="float">
            <text:p>0.03199991374038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table:formula="of:=SIN([.A157]/2)/([.A157]/2)" office:value-type="float" office:value="0.0196830101782922" calcext:value-type="float">
            <text:p>0.01968301017829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table:formula="of:=SIN([.A158]/2)/([.A158]/2)" office:value-type="float" office:value="0.0069072854038104" calcext:value-type="float">
            <text:p>0.0069072854038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table:formula="of:=SIN([.A159]/2)/([.A159]/2)" office:value-type="float" office:value="-0.00581688925491656" calcext:value-type="float">
            <text:p>-0.005816889254917</text:p>
          </table:table-cell>
        </table:table-row>
      </table:table>
      <table:table table:name="Sheet2" table:style-name="ta1">
        <table:shapes>
          <draw:frame draw:z-index="0" draw:style-name="gr1" draw:text-style-name="P1" svg:width="1071.5pt" svg:height="614.38pt" svg:x="187.88pt" svg:y="28.8pt">
            <draw:object draw:notify-on-update-of-ranges="Sheet2.A1:Sheet2.A159 Sheet2.B1:Sheet2.B1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31.6" calcext:value-type="float">
            <text:p>-31.6</text:p>
          </table:table-cell>
          <table:table-cell table:formula="of:=POWER((SIN([.A1]/2)/([.A1]/2)); 2)" office:value-type="float" office:value="0.0000338362006039637" calcext:value-type="float">
            <text:p>3.38362006039637E-05</text:p>
          </table:table-cell>
        </table:table-row>
        <table:table-row table:style-name="ro1">
          <table:table-cell office:value-type="float" office:value="-31.2" calcext:value-type="float">
            <text:p>-31.2</text:p>
          </table:table-cell>
          <table:table-cell table:formula="of:=POWER((SIN([.A2]/2)/([.A2]/2)); 2)" office:value-type="float" office:value="0.0000477105916496922" calcext:value-type="float">
            <text:p>4.77105916496922E-05</text:p>
          </table:table-cell>
        </table:table-row>
        <table:table-row table:style-name="ro1">
          <table:table-cell office:value-type="float" office:value="-30.8" calcext:value-type="float">
            <text:p>-30.8</text:p>
          </table:table-cell>
          <table:table-cell table:formula="of:=POWER((SIN([.A3]/2)/([.A3]/2)); 2)" office:value-type="float" office:value="0.00038742088967876" calcext:value-type="float">
            <text:p>0.000387420889679</text:p>
          </table:table-cell>
        </table:table-row>
        <table:table-row table:style-name="ro1">
          <table:table-cell office:value-type="float" office:value="-30.4" calcext:value-type="float">
            <text:p>-30.4</text:p>
          </table:table-cell>
          <table:table-cell table:formula="of:=POWER((SIN([.A4]/2)/([.A4]/2)); 2)" office:value-type="float" office:value="0.00102399447939185" calcext:value-type="float">
            <text:p>0.00102399447939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POWER((SIN([.A5]/2)/([.A5]/2)); 2)" office:value-type="float" office:value="0.00187944122247203" calcext:value-type="float">
            <text:p>0.001879441222472</text:p>
          </table:table-cell>
        </table:table-row>
        <table:table-row table:style-name="ro1">
          <table:table-cell office:value-type="float" office:value="-29.6" calcext:value-type="float">
            <text:p>-29.6</text:p>
          </table:table-cell>
          <table:table-cell table:formula="of:=POWER((SIN([.A6]/2)/([.A6]/2)); 2)" office:value-type="float" office:value="0.0028366568741849" calcext:value-type="float">
            <text:p>0.002836656874185</text:p>
          </table:table-cell>
        </table:table-row>
        <table:table-row table:style-name="ro1">
          <table:table-cell office:value-type="float" office:value="-29.2" calcext:value-type="float">
            <text:p>-29.2</text:p>
          </table:table-cell>
          <table:table-cell table:formula="of:=POWER((SIN([.A7]/2)/([.A7]/2)); 2)" office:value-type="float" office:value="0.00375610453059005" calcext:value-type="float">
            <text:p>0.00375610453059</text:p>
          </table:table-cell>
        </table:table-row>
        <table:table-row table:style-name="ro1">
          <table:table-cell office:value-type="float" office:value="-28.8" calcext:value-type="float">
            <text:p>-28.8</text:p>
          </table:table-cell>
          <table:table-cell table:formula="of:=POWER((SIN([.A8]/2)/([.A8]/2)); 2)" office:value-type="float" office:value="0.00449698563565825" calcext:value-type="float">
            <text:p>0.004496985635658</text:p>
          </table:table-cell>
        </table:table-row>
        <table:table-row table:style-name="ro1">
          <table:table-cell office:value-type="float" office:value="-28.4" calcext:value-type="float">
            <text:p>-28.4</text:p>
          </table:table-cell>
          <table:table-cell table:formula="of:=POWER((SIN([.A9]/2)/([.A9]/2)); 2)" office:value-type="float" office:value="0.00493977980327428" calcext:value-type="float">
            <text:p>0.00493977980327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POWER((SIN([.A10]/2)/([.A10]/2)); 2)" office:value-type="float" office:value="0.00500664761814685" calcext:value-type="float">
            <text:p>0.005006647618147</text:p>
          </table:table-cell>
        </table:table-row>
        <table:table-row table:style-name="ro1">
          <table:table-cell office:value-type="float" office:value="-27.6" calcext:value-type="float">
            <text:p>-27.6</text:p>
          </table:table-cell>
          <table:table-cell table:formula="of:=POWER((SIN([.A11]/2)/([.A11]/2)); 2)" office:value-type="float" office:value="0.00467633646569816" calcext:value-type="float">
            <text:p>0.004676336465698</text:p>
          </table:table-cell>
        </table:table-row>
        <table:table-row table:style-name="ro1">
          <table:table-cell office:value-type="float" office:value="-27.2" calcext:value-type="float">
            <text:p>-27.2</text:p>
          </table:table-cell>
          <table:table-cell table:formula="of:=POWER((SIN([.A12]/2)/([.A12]/2)); 2)" office:value-type="float" office:value="0.00399091167878195" calcext:value-type="float">
            <text:p>0.003990911678782</text:p>
          </table:table-cell>
        </table:table-row>
        <table:table-row table:style-name="ro1">
          <table:table-cell office:value-type="float" office:value="-26.8" calcext:value-type="float">
            <text:p>-26.8</text:p>
          </table:table-cell>
          <table:table-cell table:formula="of:=POWER((SIN([.A13]/2)/([.A13]/2)); 2)" office:value-type="float" office:value="0.00305277599923636" calcext:value-type="float">
            <text:p>0.003052775999236</text:p>
          </table:table-cell>
        </table:table-row>
        <table:table-row table:style-name="ro1">
          <table:table-cell office:value-type="float" office:value="-26.4" calcext:value-type="float">
            <text:p>-26.4</text:p>
          </table:table-cell>
          <table:table-cell table:formula="of:=POWER((SIN([.A14]/2)/([.A14]/2)); 2)" office:value-type="float" office:value="0.00201188617319654" calcext:value-type="float">
            <text:p>0.00201188617319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POWER((SIN([.A15]/2)/([.A15]/2)); 2)" office:value-type="float" office:value="0.00104461738956024" calcext:value-type="float">
            <text:p>0.00104461738956</text:p>
          </table:table-cell>
        </table:table-row>
        <table:table-row table:style-name="ro1">
          <table:table-cell office:value-type="float" office:value="-25.6" calcext:value-type="float">
            <text:p>-25.6</text:p>
          </table:table-cell>
          <table:table-cell table:formula="of:=POWER((SIN([.A16]/2)/([.A16]/2)); 2)" office:value-type="float" office:value="0.000327128900870026" calcext:value-type="float">
            <text:p>0.00032712890087</text:p>
          </table:table-cell>
        </table:table-row>
        <table:table-row table:style-name="ro1">
          <table:table-cell office:value-type="float" office:value="-25.2" calcext:value-type="float">
            <text:p>-25.2</text:p>
          </table:table-cell>
          <table:table-cell table:formula="of:=POWER((SIN([.A17]/2)/([.A17]/2)); 2)" office:value-type="float" office:value="0.00000712086989439977" calcext:value-type="float">
            <text:p>7.12086989439977E-06</text:p>
          </table:table-cell>
        </table:table-row>
        <table:table-row table:style-name="ro1">
          <table:table-cell office:value-type="float" office:value="-24.8" calcext:value-type="float">
            <text:p>-24.8</text:p>
          </table:table-cell>
          <table:table-cell table:formula="of:=POWER((SIN([.A18]/2)/([.A18]/2)); 2)" office:value-type="float" office:value="0.000178360711016613" calcext:value-type="float">
            <text:p>0.000178360711017</text:p>
          </table:table-cell>
        </table:table-row>
        <table:table-row table:style-name="ro1">
          <table:table-cell office:value-type="float" office:value="-24.4" calcext:value-type="float">
            <text:p>-24.4</text:p>
          </table:table-cell>
          <table:table-cell table:formula="of:=POWER((SIN([.A19]/2)/([.A19]/2)); 2)" office:value-type="float" office:value="0.000862189053022791" calcext:value-type="float">
            <text:p>0.0008621890530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POWER((SIN([.A20]/2)/([.A20]/2)); 2)" office:value-type="float" office:value="0.00199937844674654" calcext:value-type="float">
            <text:p>0.001999378446747</text:p>
          </table:table-cell>
        </table:table-row>
        <table:table-row table:style-name="ro1">
          <table:table-cell office:value-type="float" office:value="-23.6" calcext:value-type="float">
            <text:p>-23.6</text:p>
          </table:table-cell>
          <table:table-cell table:formula="of:=POWER((SIN([.A21]/2)/([.A21]/2)); 2)" office:value-type="float" office:value="0.0034543022350985" calcext:value-type="float">
            <text:p>0.003454302235099</text:p>
          </table:table-cell>
        </table:table-row>
        <table:table-row table:style-name="ro1">
          <table:table-cell office:value-type="float" office:value="-23.2" calcext:value-type="float">
            <text:p>-23.2</text:p>
          </table:table-cell>
          <table:table-cell table:formula="of:=POWER((SIN([.A22]/2)/([.A22]/2)); 2)" office:value-type="float" office:value="0.00503156136071773" calcext:value-type="float">
            <text:p>0.005031561360718</text:p>
          </table:table-cell>
        </table:table-row>
        <table:table-row table:style-name="ro1">
          <table:table-cell office:value-type="float" office:value="-22.8" calcext:value-type="float">
            <text:p>-22.8</text:p>
          </table:table-cell>
          <table:table-cell table:formula="of:=POWER((SIN([.A23]/2)/([.A23]/2)); 2)" office:value-type="float" office:value="0.00650326976070165" calcext:value-type="float">
            <text:p>0.006503269760702</text:p>
          </table:table-cell>
        </table:table-row>
        <table:table-row table:style-name="ro1">
          <table:table-cell office:value-type="float" office:value="-22.4" calcext:value-type="float">
            <text:p>-22.4</text:p>
          </table:table-cell>
          <table:table-cell table:formula="of:=POWER((SIN([.A24]/2)/([.A24]/2)); 2)" office:value-type="float" office:value="0.00764340740805111" calcext:value-type="float">
            <text:p>0.00764340740805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POWER((SIN([.A25]/2)/([.A25]/2)); 2)" office:value-type="float" office:value="0.00826430093551503" calcext:value-type="float">
            <text:p>0.008264300935515</text:p>
          </table:table-cell>
        </table:table-row>
        <table:table-row table:style-name="ro1">
          <table:table-cell office:value-type="float" office:value="-21.6" calcext:value-type="float">
            <text:p>-21.6</text:p>
          </table:table-cell>
          <table:table-cell table:formula="of:=POWER((SIN([.A26]/2)/([.A26]/2)); 2)" office:value-type="float" office:value="0.00824962180604476" calcext:value-type="float">
            <text:p>0.008249621806045</text:p>
          </table:table-cell>
        </table:table-row>
        <table:table-row table:style-name="ro1">
          <table:table-cell office:value-type="float" office:value="-21.2" calcext:value-type="float">
            <text:p>-21.2</text:p>
          </table:table-cell>
          <table:table-cell table:formula="of:=POWER((SIN([.A27]/2)/([.A27]/2)); 2)" office:value-type="float" office:value="0.00757844854692679" calcext:value-type="float">
            <text:p>0.007578448546927</text:p>
          </table:table-cell>
        </table:table-row>
        <table:table-row table:style-name="ro1">
          <table:table-cell office:value-type="float" office:value="-20.8" calcext:value-type="float">
            <text:p>-20.8</text:p>
          </table:table-cell>
          <table:table-cell table:formula="of:=POWER((SIN([.A28]/2)/([.A28]/2)); 2)" office:value-type="float" office:value="0.00633595287461928" calcext:value-type="float">
            <text:p>0.006335952874619</text:p>
          </table:table-cell>
        </table:table-row>
        <table:table-row table:style-name="ro1">
          <table:table-cell office:value-type="float" office:value="-20.4" calcext:value-type="float">
            <text:p>-20.4</text:p>
          </table:table-cell>
          <table:table-cell table:formula="of:=POWER((SIN([.A29]/2)/([.A29]/2)); 2)" office:value-type="float" office:value="0.00470804092977853" calcext:value-type="float">
            <text:p>0.00470804092977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POWER((SIN([.A30]/2)/([.A30]/2)); 2)" office:value-type="float" office:value="0.00295958969093304" calcext:value-type="float">
            <text:p>0.002959589690933</text:p>
          </table:table-cell>
        </table:table-row>
        <table:table-row table:style-name="ro1">
          <table:table-cell office:value-type="float" office:value="-19.6" calcext:value-type="float">
            <text:p>-19.6</text:p>
          </table:table-cell>
          <table:table-cell table:formula="of:=POWER((SIN([.A31]/2)/([.A31]/2)); 2)" office:value-type="float" office:value="0.00139844806515256" calcext:value-type="float">
            <text:p>0.001398448065153</text:p>
          </table:table-cell>
        </table:table-row>
        <table:table-row table:style-name="ro1">
          <table:table-cell office:value-type="float" office:value="-19.2" calcext:value-type="float">
            <text:p>-19.2</text:p>
          </table:table-cell>
          <table:table-cell table:formula="of:=POWER((SIN([.A32]/2)/([.A32]/2)); 2)" office:value-type="float" office:value="0.000329750723215768" calcext:value-type="float">
            <text:p>0.000329750723216</text:p>
          </table:table-cell>
        </table:table-row>
        <table:table-row table:style-name="ro1">
          <table:table-cell office:value-type="float" office:value="-18.8" calcext:value-type="float">
            <text:p>-18.8</text:p>
          </table:table-cell>
          <table:table-cell table:formula="of:=POWER((SIN([.A33]/2)/([.A33]/2)); 2)" office:value-type="float" office:value="0.00000694682782248628" calcext:value-type="float">
            <text:p>6.94682782248628E-06</text:p>
          </table:table-cell>
        </table:table-row>
        <table:table-row table:style-name="ro1">
          <table:table-cell office:value-type="float" office:value="-18.4" calcext:value-type="float">
            <text:p>-18.4</text:p>
          </table:table-cell>
          <table:table-cell table:formula="of:=POWER((SIN([.A34]/2)/([.A34]/2)); 2)" office:value-type="float" office:value="0.000586955503398107" calcext:value-type="float">
            <text:p>0.00058695550339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POWER((SIN([.A35]/2)/([.A35]/2)); 2)" office:value-type="float" office:value="0.00209681044293778" calcext:value-type="float">
            <text:p>0.002096810442938</text:p>
          </table:table-cell>
        </table:table-row>
        <table:table-row table:style-name="ro1">
          <table:table-cell office:value-type="float" office:value="-17.6" calcext:value-type="float">
            <text:p>-17.6</text:p>
          </table:table-cell>
          <table:table-cell table:formula="of:=POWER((SIN([.A36]/2)/([.A36]/2)); 2)" office:value-type="float" office:value="0.00441797678900282" calcext:value-type="float">
            <text:p>0.004417976789003</text:p>
          </table:table-cell>
        </table:table-row>
        <table:table-row table:style-name="ro1">
          <table:table-cell office:value-type="float" office:value="-17.2" calcext:value-type="float">
            <text:p>-17.2</text:p>
          </table:table-cell>
          <table:table-cell table:formula="of:=POWER((SIN([.A37]/2)/([.A37]/2)); 2)" office:value-type="float" office:value="0.00729230796871171" calcext:value-type="float">
            <text:p>0.007292307968712</text:p>
          </table:table-cell>
        </table:table-row>
        <table:table-row table:style-name="ro1">
          <table:table-cell office:value-type="float" office:value="-16.8" calcext:value-type="float">
            <text:p>-16.8</text:p>
          </table:table-cell>
          <table:table-cell table:formula="of:=POWER((SIN([.A38]/2)/([.A38]/2)); 2)" office:value-type="float" office:value="0.0103506135729263" calcext:value-type="float">
            <text:p>0.010350613572926</text:p>
          </table:table-cell>
        </table:table-row>
        <table:table-row table:style-name="ro1">
          <table:table-cell office:value-type="float" office:value="-16.4" calcext:value-type="float">
            <text:p>-16.4</text:p>
          </table:table-cell>
          <table:table-cell table:formula="of:=POWER((SIN([.A39]/2)/([.A39]/2)); 2)" office:value-type="float" office:value="0.0131614214793432" calcext:value-type="float">
            <text:p>0.01316142147934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POWER((SIN([.A40]/2)/([.A40]/2)); 2)" office:value-type="float" office:value="0.0152942146900264" calcext:value-type="float">
            <text:p>0.015294214690027</text:p>
          </table:table-cell>
        </table:table-row>
        <table:table-row table:style-name="ro1">
          <table:table-cell office:value-type="float" office:value="-15.6" calcext:value-type="float">
            <text:p>-15.6</text:p>
          </table:table-cell>
          <table:table-cell table:formula="of:=POWER((SIN([.A41]/2)/([.A41]/2)); 2)" office:value-type="float" office:value="0.0163887050064416" calcext:value-type="float">
            <text:p>0.016388705006442</text:p>
          </table:table-cell>
        </table:table-row>
        <table:table-row table:style-name="ro1">
          <table:table-cell office:value-type="float" office:value="-15.2" calcext:value-type="float">
            <text:p>-15.2</text:p>
          </table:table-cell>
          <table:table-cell table:formula="of:=POWER((SIN([.A42]/2)/([.A42]/2)); 2)" office:value-type="float" office:value="0.0162200223598605" calcext:value-type="float">
            <text:p>0.016220022359861</text:p>
          </table:table-cell>
        </table:table-row>
        <table:table-row table:style-name="ro1">
          <table:table-cell office:value-type="float" office:value="-14.8" calcext:value-type="float">
            <text:p>-14.8</text:p>
          </table:table-cell>
          <table:table-cell table:formula="of:=POWER((SIN([.A43]/2)/([.A43]/2)); 2)" office:value-type="float" office:value="0.0147493835185785" calcext:value-type="float">
            <text:p>0.014749383518579</text:p>
          </table:table-cell>
        </table:table-row>
        <table:table-row table:style-name="ro1">
          <table:table-cell office:value-type="float" office:value="-14.4" calcext:value-type="float">
            <text:p>-14.4</text:p>
          </table:table-cell>
          <table:table-cell table:formula="of:=POWER((SIN([.A44]/2)/([.A44]/2)); 2)" office:value-type="float" office:value="0.0121510161671852" calcext:value-type="float">
            <text:p>0.01215101616718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POWER((SIN([.A45]/2)/([.A45]/2)); 2)" office:value-type="float" office:value="0.00880880389583843" calcext:value-type="float">
            <text:p>0.008808803895838</text:p>
          </table:table-cell>
        </table:table-row>
        <table:table-row table:style-name="ro1">
          <table:table-cell office:value-type="float" office:value="-13.6" calcext:value-type="float">
            <text:p>-13.6</text:p>
          </table:table-cell>
          <table:table-cell table:formula="of:=POWER((SIN([.A46]/2)/([.A46]/2)); 2)" office:value-type="float" office:value="0.0052800173826433" calcext:value-type="float">
            <text:p>0.005280017382643</text:p>
          </table:table-cell>
        </table:table-row>
        <table:table-row table:style-name="ro1">
          <table:table-cell office:value-type="float" office:value="-13.2" calcext:value-type="float">
            <text:p>-13.2</text:p>
          </table:table-cell>
          <table:table-cell table:formula="of:=POWER((SIN([.A47]/2)/([.A47]/2)); 2)" office:value-type="float" office:value="0.00222814557345672" calcext:value-type="float">
            <text:p>0.002228145573457</text:p>
          </table:table-cell>
        </table:table-row>
        <table:table-row table:style-name="ro1">
          <table:table-cell office:value-type="float" office:value="-12.8" calcext:value-type="float">
            <text:p>-12.8</text:p>
          </table:table-cell>
          <table:table-cell table:formula="of:=POWER((SIN([.A48]/2)/([.A48]/2)); 2)" office:value-type="float" office:value="0.000331633719513729" calcext:value-type="float">
            <text:p>0.000331633719514</text:p>
          </table:table-cell>
        </table:table-row>
        <table:table-row table:style-name="ro1">
          <table:table-cell office:value-type="float" office:value="-12.4" calcext:value-type="float">
            <text:p>-12.4</text:p>
          </table:table-cell>
          <table:table-cell table:formula="of:=POWER((SIN([.A49]/2)/([.A49]/2)); 2)" office:value-type="float" office:value="0.000179600646736949" calcext:value-type="float">
            <text:p>0.00017960064673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POWER((SIN([.A50]/2)/([.A50]/2)); 2)" office:value-type="float" office:value="0.00216869501760428" calcext:value-type="float">
            <text:p>0.002168695017604</text:p>
          </table:table-cell>
        </table:table-row>
        <table:table-row table:style-name="ro1">
          <table:table-cell office:value-type="float" office:value="-11.6" calcext:value-type="float">
            <text:p>-11.6</text:p>
          </table:table-cell>
          <table:table-cell table:formula="of:=POWER((SIN([.A51]/2)/([.A51]/2)); 2)" office:value-type="float" office:value="0.00641662262532736" calcext:value-type="float">
            <text:p>0.006416622625327</text:p>
          </table:table-cell>
        </table:table-row>
        <table:table-row table:style-name="ro1">
          <table:table-cell office:value-type="float" office:value="-11.2" calcext:value-type="float">
            <text:p>-11.2</text:p>
          </table:table-cell>
          <table:table-cell table:formula="of:=POWER((SIN([.A52]/2)/([.A52]/2)); 2)" office:value-type="float" office:value="0.0127071928600327" calcext:value-type="float">
            <text:p>0.012707192860033</text:p>
          </table:table-cell>
        </table:table-row>
        <table:table-row table:style-name="ro1">
          <table:table-cell office:value-type="float" office:value="-10.8" calcext:value-type="float">
            <text:p>-10.8</text:p>
          </table:table-cell>
          <table:table-cell table:formula="of:=POWER((SIN([.A53]/2)/([.A53]/2)); 2)" office:value-type="float" office:value="0.0204789078610311" calcext:value-type="float">
            <text:p>0.020478907861031</text:p>
          </table:table-cell>
        </table:table-row>
        <table:table-row table:style-name="ro1">
          <table:table-cell office:value-type="float" office:value="-10.4" calcext:value-type="float">
            <text:p>-10.4</text:p>
          </table:table-cell>
          <table:table-cell table:formula="of:=POWER((SIN([.A54]/2)/([.A54]/2)); 2)" office:value-type="float" office:value="0.0288643538725449" calcext:value-type="float">
            <text:p>0.02886435387254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POWER((SIN([.A55]/2)/([.A55]/2)); 2)" office:value-type="float" office:value="0.036781430581529" calcext:value-type="float">
            <text:p>0.036781430581529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table:formula="of:=POWER((SIN([.A56]/2)/([.A56]/2)); 2)" office:value-type="float" office:value="0.0430704829816434" calcext:value-type="float">
            <text:p>0.043070482981643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table:formula="of:=POWER((SIN([.A57]/2)/([.A57]/2)); 2)" office:value-type="float" office:value="0.0466645468195691" calcext:value-type="float">
            <text:p>0.046664546819569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table:formula="of:=POWER((SIN([.A58]/2)/([.A58]/2)); 2)" office:value-type="float" office:value="0.0467740964375428" calcext:value-type="float">
            <text:p>0.046774096437543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table:formula="of:=POWER((SIN([.A59]/2)/([.A59]/2)); 2)" office:value-type="float" office:value="0.043063737361584" calcext:value-type="float">
            <text:p>0.04306373736158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POWER((SIN([.A60]/2)/([.A60]/2)); 2)" office:value-type="float" office:value="0.0357968760565192" calcext:value-type="float">
            <text:p>0.035796876056519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table:formula="of:=POWER((SIN([.A61]/2)/([.A61]/2)); 2)" office:value-type="float" office:value="0.0259259057277613" calcext:value-type="float">
            <text:p>0.025925905727761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table:formula="of:=POWER((SIN([.A62]/2)/([.A62]/2)); 2)" office:value-type="float" office:value="0.0151099029887247" calcext:value-type="float">
            <text:p>0.015109902988725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table:formula="of:=POWER((SIN([.A63]/2)/([.A63]/2)); 2)" office:value-type="float" office:value="0.00564889747621865" calcext:value-type="float">
            <text:p>0.005648897476219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table:formula="of:=POWER((SIN([.A64]/2)/([.A64]/2)); 2)" office:value-type="float" office:value="0.000332767638760116" calcext:value-type="float">
            <text:p>0.0003327676387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POWER((SIN([.A65]/2)/([.A65]/2)); 2)" office:value-type="float" office:value="0.00221276185275744" calcext:value-type="float">
            <text:p>0.002212761852757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table:formula="of:=POWER((SIN([.A66]/2)/([.A66]/2)); 2)" office:value-type="float" office:value="0.0143134006052136" calcext:value-type="float">
            <text:p>0.014313400605214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table:formula="of:=POWER((SIN([.A67]/2)/([.A67]/2)); 2)" office:value-type="float" office:value="0.0393108970931674" calcext:value-type="float">
            <text:p>0.039310897093168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table:formula="of:=POWER((SIN([.A68]/2)/([.A68]/2)); 2)" office:value-type="float" office:value="0.079210157687548" calcext:value-type="float">
            <text:p>0.079210157687548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table:formula="of:=POWER((SIN([.A69]/2)/([.A69]/2)); 2)" office:value-type="float" office:value="0.13505504855149" calcext:value-type="float">
            <text:p>0.1350550485514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POWER((SIN([.A70]/2)/([.A70]/2)); 2)" office:value-type="float" office:value="0.206705452607951" calcext:value-type="float">
            <text:p>0.206705452607951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table:formula="of:=POWER((SIN([.A71]/2)/([.A71]/2)); 2)" office:value-type="float" office:value="0.292709632150331" calcext:value-type="float">
            <text:p>0.292709632150331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table:formula="of:=POWER((SIN([.A72]/2)/([.A72]/2)); 2)" office:value-type="float" office:value="0.390291948397413" calcext:value-type="float">
            <text:p>0.390291948397413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table:formula="of:=POWER((SIN([.A73]/2)/([.A73]/2)); 2)" office:value-type="float" office:value="0.495464882823637" calcext:value-type="float">
            <text:p>0.495464882823637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table:formula="of:=POWER((SIN([.A74]/2)/([.A74]/2)); 2)" office:value-type="float" office:value="0.603261706785155" calcext:value-type="float">
            <text:p>0.60326170678515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POWER((SIN([.A75]/2)/([.A75]/2)); 2)" office:value-type="float" office:value="0.708073418273571" calcext:value-type="float">
            <text:p>0.708073418273571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POWER((SIN([.A76]/2)/([.A76]/2)); 2)" office:value-type="float" office:value="0.804062126797881" calcext:value-type="float">
            <text:p>0.804062126797881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POWER((SIN([.A77]/2)/([.A77]/2)); 2)" office:value-type="float" office:value="0.885614229893509" calcext:value-type="float">
            <text:p>0.885614229893509</text:p>
          </table:table-cell>
        </table:table-row>
        <table:table-row table:style-name="ro1">
          <table:table-cell office:value-type="float" office:value="-0.800000000000001" calcext:value-type="float">
            <text:p>-0.800000000000001</text:p>
          </table:table-cell>
          <table:table-cell table:formula="of:=POWER((SIN([.A78]/2)/([.A78]/2)); 2)" office:value-type="float" office:value="0.947791533290108" calcext:value-type="float">
            <text:p>0.947791533290108</text:p>
          </table:table-cell>
        </table:table-row>
        <table:table-row table:style-name="ro1">
          <table:table-cell office:value-type="float" office:value="-0.399999999999999" calcext:value-type="float">
            <text:p>-0.399999999999999</text:p>
          </table:table-cell>
          <table:table-cell table:formula="of:=POWER((SIN([.A79]/2)/([.A79]/2)); 2)" office:value-type="float" office:value="0.986737574963937" calcext:value-type="float">
            <text:p>0.986737574963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(SIN([.A80]/2)/([.A80]/2))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399999999999999" calcext:value-type="float">
            <text:p>0.399999999999999</text:p>
          </table:table-cell>
          <table:table-cell table:formula="of:=POWER((SIN([.A81]/2)/([.A81]/2)); 2)" office:value-type="float" office:value="0.986737574963937" calcext:value-type="float">
            <text:p>0.986737574963937</text:p>
          </table:table-cell>
        </table:table-row>
        <table:table-row table:style-name="ro1">
          <table:table-cell office:value-type="float" office:value="0.799999999999997" calcext:value-type="float">
            <text:p>0.799999999999997</text:p>
          </table:table-cell>
          <table:table-cell table:formula="of:=POWER((SIN([.A82]/2)/([.A82]/2)); 2)" office:value-type="float" office:value="0.947791533290108" calcext:value-type="float">
            <text:p>0.94779153329010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POWER((SIN([.A83]/2)/([.A83]/2)); 2)" office:value-type="float" office:value="0.885614229893508" calcext:value-type="float">
            <text:p>0.88561422989350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POWER((SIN([.A84]/2)/([.A84]/2)); 2)" office:value-type="float" office:value="0.804062126797881" calcext:value-type="float">
            <text:p>0.804062126797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(SIN([.A85]/2)/([.A85]/2)); 2)" office:value-type="float" office:value="0.708073418273571" calcext:value-type="float">
            <text:p>0.70807341827357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POWER((SIN([.A86]/2)/([.A86]/2)); 2)" office:value-type="float" office:value="0.603261706785155" calcext:value-type="float">
            <text:p>0.60326170678515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POWER((SIN([.A87]/2)/([.A87]/2)); 2)" office:value-type="float" office:value="0.495464882823638" calcext:value-type="float">
            <text:p>0.49546488282363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POWER((SIN([.A88]/2)/([.A88]/2)); 2)" office:value-type="float" office:value="0.390291948397412" calcext:value-type="float">
            <text:p>0.39029194839741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POWER((SIN([.A89]/2)/([.A89]/2)); 2)" office:value-type="float" office:value="0.292709632150331" calcext:value-type="float">
            <text:p>0.292709632150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(SIN([.A90]/2)/([.A90]/2)); 2)" office:value-type="float" office:value="0.206705452607951" calcext:value-type="float">
            <text:p>0.2067054526079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POWER((SIN([.A91]/2)/([.A91]/2)); 2)" office:value-type="float" office:value="0.13505504855149" calcext:value-type="float">
            <text:p>0.135055048551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POWER((SIN([.A92]/2)/([.A92]/2)); 2)" office:value-type="float" office:value="0.0792101576875484" calcext:value-type="float">
            <text:p>0.07921015768754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POWER((SIN([.A93]/2)/([.A93]/2)); 2)" office:value-type="float" office:value="0.0393108970931672" calcext:value-type="float">
            <text:p>0.0393108970931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POWER((SIN([.A94]/2)/([.A94]/2)); 2)" office:value-type="float" office:value="0.0143134006052136" calcext:value-type="float">
            <text:p>0.014313400605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(SIN([.A95]/2)/([.A95]/2)); 2)" office:value-type="float" office:value="0.00221276185275744" calcext:value-type="float">
            <text:p>0.00221276185275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POWER((SIN([.A96]/2)/([.A96]/2)); 2)" office:value-type="float" office:value="0.000332767638760116" calcext:value-type="float">
            <text:p>0.0003327676387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POWER((SIN([.A97]/2)/([.A97]/2)); 2)" office:value-type="float" office:value="0.00564889747621872" calcext:value-type="float">
            <text:p>0.00564889747621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POWER((SIN([.A98]/2)/([.A98]/2)); 2)" office:value-type="float" office:value="0.0151099029887248" calcext:value-type="float">
            <text:p>0.01510990298872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POWER((SIN([.A99]/2)/([.A99]/2)); 2)" office:value-type="float" office:value="0.0259259057277613" calcext:value-type="float">
            <text:p>0.025925905727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(SIN([.A100]/2)/([.A100]/2)); 2)" office:value-type="float" office:value="0.0357968760565192" calcext:value-type="float">
            <text:p>0.03579687605651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POWER((SIN([.A101]/2)/([.A101]/2)); 2)" office:value-type="float" office:value="0.043063737361584" calcext:value-type="float">
            <text:p>0.04306373736158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POWER((SIN([.A102]/2)/([.A102]/2)); 2)" office:value-type="float" office:value="0.0467740964375428" calcext:value-type="float">
            <text:p>0.04677409643754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POWER((SIN([.A103]/2)/([.A103]/2)); 2)" office:value-type="float" office:value="0.0466645468195691" calcext:value-type="float">
            <text:p>0.046664546819569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POWER((SIN([.A104]/2)/([.A104]/2)); 2)" office:value-type="float" office:value="0.0430704829816434" calcext:value-type="float">
            <text:p>0.043070482981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(SIN([.A105]/2)/([.A105]/2)); 2)" office:value-type="float" office:value="0.036781430581529" calcext:value-type="float">
            <text:p>0.03678143058152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POWER((SIN([.A106]/2)/([.A106]/2)); 2)" office:value-type="float" office:value="0.0288643538725449" calcext:value-type="float">
            <text:p>0.02886435387254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POWER((SIN([.A107]/2)/([.A107]/2)); 2)" office:value-type="float" office:value="0.020478907861031" calcext:value-type="float">
            <text:p>0.02047890786103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POWER((SIN([.A108]/2)/([.A108]/2)); 2)" office:value-type="float" office:value="0.0127071928600326" calcext:value-type="float">
            <text:p>0.01270719286003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POWER((SIN([.A109]/2)/([.A109]/2)); 2)" office:value-type="float" office:value="0.00641662262532736" calcext:value-type="float">
            <text:p>0.00641662262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(SIN([.A110]/2)/([.A110]/2)); 2)" office:value-type="float" office:value="0.00216869501760428" calcext:value-type="float">
            <text:p>0.00216869501760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POWER((SIN([.A111]/2)/([.A111]/2)); 2)" office:value-type="float" office:value="0.000179600646736949" calcext:value-type="float">
            <text:p>0.00017960064673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POWER((SIN([.A112]/2)/([.A112]/2)); 2)" office:value-type="float" office:value="0.000331633719513739" calcext:value-type="float">
            <text:p>0.00033163371951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POWER((SIN([.A113]/2)/([.A113]/2)); 2)" office:value-type="float" office:value="0.00222814557345674" calcext:value-type="float">
            <text:p>0.002228145573457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POWER((SIN([.A114]/2)/([.A114]/2)); 2)" office:value-type="float" office:value="0.0052800173826433" calcext:value-type="float">
            <text:p>0.0052800173826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(SIN([.A115]/2)/([.A115]/2)); 2)" office:value-type="float" office:value="0.00880880389583843" calcext:value-type="float">
            <text:p>0.00880880389583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POWER((SIN([.A116]/2)/([.A116]/2)); 2)" office:value-type="float" office:value="0.0121510161671851" calcext:value-type="float">
            <text:p>0.01215101616718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POWER((SIN([.A117]/2)/([.A117]/2)); 2)" office:value-type="float" office:value="0.0147493835185785" calcext:value-type="float">
            <text:p>0.01474938351857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POWER((SIN([.A118]/2)/([.A118]/2)); 2)" office:value-type="float" office:value="0.0162200223598605" calcext:value-type="float">
            <text:p>0.01622002235986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POWER((SIN([.A119]/2)/([.A119]/2)); 2)" office:value-type="float" office:value="0.0163887050064416" calcext:value-type="float">
            <text:p>0.0163887050064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(SIN([.A120]/2)/([.A120]/2)); 2)" office:value-type="float" office:value="0.0152942146900264" calcext:value-type="float">
            <text:p>0.01529421469002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POWER((SIN([.A121]/2)/([.A121]/2)); 2)" office:value-type="float" office:value="0.0131614214793432" calcext:value-type="float">
            <text:p>0.01316142147934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POWER((SIN([.A122]/2)/([.A122]/2)); 2)" office:value-type="float" office:value="0.0103506135729263" calcext:value-type="float">
            <text:p>0.01035061357292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POWER((SIN([.A123]/2)/([.A123]/2)); 2)" office:value-type="float" office:value="0.00729230796871171" calcext:value-type="float">
            <text:p>0.00729230796871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POWER((SIN([.A124]/2)/([.A124]/2)); 2)" office:value-type="float" office:value="0.00441797678900282" calcext:value-type="float">
            <text:p>0.0044179767890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(SIN([.A125]/2)/([.A125]/2)); 2)" office:value-type="float" office:value="0.00209681044293778" calcext:value-type="float">
            <text:p>0.00209681044293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POWER((SIN([.A126]/2)/([.A126]/2)); 2)" office:value-type="float" office:value="0.000586955503398107" calcext:value-type="float">
            <text:p>0.00058695550339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POWER((SIN([.A127]/2)/([.A127]/2)); 2)" office:value-type="float" office:value="0.00000694682782248528" calcext:value-type="float">
            <text:p>6.94682782248528E-0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POWER((SIN([.A128]/2)/([.A128]/2)); 2)" office:value-type="float" office:value="0.000329750723215768" calcext:value-type="float">
            <text:p>0.00032975072321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POWER((SIN([.A129]/2)/([.A129]/2)); 2)" office:value-type="float" office:value="0.00139844806515256" calcext:value-type="float">
            <text:p>0.001398448065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(SIN([.A130]/2)/([.A130]/2)); 2)" office:value-type="float" office:value="0.00295958969093304" calcext:value-type="float">
            <text:p>0.00295958969093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POWER((SIN([.A131]/2)/([.A131]/2)); 2)" office:value-type="float" office:value="0.00470804092977853" calcext:value-type="float">
            <text:p>0.00470804092977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POWER((SIN([.A132]/2)/([.A132]/2)); 2)" office:value-type="float" office:value="0.00633595287461929" calcext:value-type="float">
            <text:p>0.00633595287461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POWER((SIN([.A133]/2)/([.A133]/2)); 2)" office:value-type="float" office:value="0.00757844854692679" calcext:value-type="float">
            <text:p>0.00757844854692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POWER((SIN([.A134]/2)/([.A134]/2)); 2)" office:value-type="float" office:value="0.00824962180604476" calcext:value-type="float">
            <text:p>0.0082496218060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(SIN([.A135]/2)/([.A135]/2)); 2)" office:value-type="float" office:value="0.00826430093551503" calcext:value-type="float">
            <text:p>0.00826430093551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POWER((SIN([.A136]/2)/([.A136]/2)); 2)" office:value-type="float" office:value="0.00764340740805111" calcext:value-type="float">
            <text:p>0.00764340740805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POWER((SIN([.A137]/2)/([.A137]/2)); 2)" office:value-type="float" office:value="0.00650326976070164" calcext:value-type="float">
            <text:p>0.00650326976070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POWER((SIN([.A138]/2)/([.A138]/2)); 2)" office:value-type="float" office:value="0.00503156136071773" calcext:value-type="float">
            <text:p>0.005031561360718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POWER((SIN([.A139]/2)/([.A139]/2)); 2)" office:value-type="float" office:value="0.0034543022350985" calcext:value-type="float">
            <text:p>0.0034543022350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(SIN([.A140]/2)/([.A140]/2)); 2)" office:value-type="float" office:value="0.00199937844674654" calcext:value-type="float">
            <text:p>0.00199937844674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POWER((SIN([.A141]/2)/([.A141]/2)); 2)" office:value-type="float" office:value="0.0008621890530228" calcext:value-type="float">
            <text:p>0.00086218905302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POWER((SIN([.A142]/2)/([.A142]/2)); 2)" office:value-type="float" office:value="0.000178360711016609" calcext:value-type="float">
            <text:p>0.00017836071101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POWER((SIN([.A143]/2)/([.A143]/2)); 2)" office:value-type="float" office:value="0.00000712086989439977" calcext:value-type="float">
            <text:p>7.12086989439977E-0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table:formula="of:=POWER((SIN([.A144]/2)/([.A144]/2)); 2)" office:value-type="float" office:value="0.000327128900870026" calcext:value-type="float">
            <text:p>0.000327128900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(SIN([.A145]/2)/([.A145]/2)); 2)" office:value-type="float" office:value="0.00104461738956024" calcext:value-type="float">
            <text:p>0.0010446173895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POWER((SIN([.A146]/2)/([.A146]/2)); 2)" office:value-type="float" office:value="0.00201188617319653" calcext:value-type="float">
            <text:p>0.002011886173197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table:formula="of:=POWER((SIN([.A147]/2)/([.A147]/2)); 2)" office:value-type="float" office:value="0.00305277599923637" calcext:value-type="float">
            <text:p>0.003052775999236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table:formula="of:=POWER((SIN([.A148]/2)/([.A148]/2)); 2)" office:value-type="float" office:value="0.00399091167878195" calcext:value-type="float">
            <text:p>0.00399091167878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table:formula="of:=POWER((SIN([.A149]/2)/([.A149]/2)); 2)" office:value-type="float" office:value="0.00467633646569816" calcext:value-type="float">
            <text:p>0.0046763364656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(SIN([.A150]/2)/([.A150]/2)); 2)" office:value-type="float" office:value="0.00500664761814685" calcext:value-type="float">
            <text:p>0.005006647618147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table:formula="of:=POWER((SIN([.A151]/2)/([.A151]/2)); 2)" office:value-type="float" office:value="0.00493977980327428" calcext:value-type="float">
            <text:p>0.00493977980327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POWER((SIN([.A152]/2)/([.A152]/2)); 2)" office:value-type="float" office:value="0.00449698563565824" calcext:value-type="float">
            <text:p>0.004496985635658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table:formula="of:=POWER((SIN([.A153]/2)/([.A153]/2)); 2)" office:value-type="float" office:value="0.00375610453059005" calcext:value-type="float">
            <text:p>0.00375610453059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table:formula="of:=POWER((SIN([.A154]/2)/([.A154]/2)); 2)" office:value-type="float" office:value="0.0028366568741849" calcext:value-type="float">
            <text:p>0.0028366568741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(SIN([.A155]/2)/([.A155]/2)); 2)" office:value-type="float" office:value="0.00187944122247203" calcext:value-type="float">
            <text:p>0.00187944122247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POWER((SIN([.A156]/2)/([.A156]/2)); 2)" office:value-type="float" office:value="0.00102399447939186" calcext:value-type="float">
            <text:p>0.00102399447939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table:formula="of:=POWER((SIN([.A157]/2)/([.A157]/2)); 2)" office:value-type="float" office:value="0.000387420889678756" calcext:value-type="float">
            <text:p>0.000387420889679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table:formula="of:=POWER((SIN([.A158]/2)/([.A158]/2)); 2)" office:value-type="float" office:value="0.0000477105916496922" calcext:value-type="float">
            <text:p>4.77105916496922E-0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table:formula="of:=POWER((SIN([.A159]/2)/([.A159]/2)); 2)" office:value-type="float" office:value="0.0000338362006039637" calcext:value-type="float">
            <text:p>3.38362006039637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04:17.217171661</meta:creation-date>
    <dc:date>2018-09-29T20:27:15.122095923</dc:date>
    <meta:editing-duration>PT11M46S</meta:editing-duration>
    <meta:editing-cycles>3</meta:editing-cycles>
    <meta:generator>LibreOffice/6.1.1.2$Linux_X86_64 LibreOffice_project/10$Build-2</meta:generator>
    <meta:document-statistic meta:table-count="2" meta:cell-count="6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4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4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cm" svg:height="20.573cm" xlink:href=".." xlink:type="simple" chart:class="chart:scatter" chart:style-name="ch1">
        <chart:title svg:x="16.735cm" svg:y="0.547cm" chart:style-name="ch2">
          <text:p>Amplitude vs β</text:p>
        </chart:title>
        <chart:plot-area chart:style-name="ch3" table:cell-range-address="Sheet1.A1:Sheet1.B159" svg:x="3.59cm" svg:y="1.737cm" svg:width="32.278cm" svg:height="15.326cm">
          <chartooo:coordinate-region svg:x="3.828cm" svg:y="1.737cm" svg:width="31.853cm" svg:height="15.326cm"/>
          <chart:axis chart:dimension="x" chart:name="primary-x" chart:style-name="ch4">
            <chart:title svg:x="17.894cm" svg:y="16.468cm" chart:style-name="ch5">
              <text:p>β</text:p>
            </chart:title>
          </chart:axis>
          <chart:axis chart:dimension="x" chart:name="secondary-x" chart:style-name="ch6"/>
          <chart:axis chart:dimension="y" chart:name="primary-y" chart:style-name="ch7">
            <chart:title svg:x="1.42cm" svg:y="11.734cm" chart:style-name="ch8">
              <text:p>A/Aₒ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Sheet1.B1:Sheet1.B159" chart:class="chart:scatter">
            <chart:domain table:cell-range-address="Sheet1.A1:Sheet1.A159"/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.6">
                <text:p>-31.6</text:p>
                <draw:g>
                  <svg:desc>Sheet1.A1:Sheet1.A159</svg:desc>
                </draw:g>
              </table:table-cell>
              <table:table-cell office:value-type="float" office:value="-0.00581688925491656">
                <text:p>-0.00581688925491656</text:p>
                <draw:g>
                  <svg:desc>Sheet1.B1:Sheet1.B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.2">
                <text:p>-31.2</text:p>
              </table:table-cell>
              <table:table-cell office:value-type="float" office:value="0.0069072854038104">
                <text:p>0.0069072854038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8">
                <text:p>-30.8</text:p>
              </table:table-cell>
              <table:table-cell office:value-type="float" office:value="0.0196830101782924">
                <text:p>0.0196830101782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4">
                <text:p>-30.4</text:p>
              </table:table-cell>
              <table:table-cell office:value-type="float" office:value="0.0319999137403815">
                <text:p>0.031999913740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  <table:table-cell office:value-type="float" office:value="0.0433525226771411">
                <text:p>0.0433525226771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.6">
                <text:p>-29.6</text:p>
              </table:table-cell>
              <table:table-cell office:value-type="float" office:value="0.0532602748226565">
                <text:p>0.0532602748226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.2">
                <text:p>-29.2</text:p>
              </table:table-cell>
              <table:table-cell office:value-type="float" office:value="0.061287066584966">
                <text:p>0.061287066584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8.8">
                <text:p>-28.8</text:p>
              </table:table-cell>
              <table:table-cell office:value-type="float" office:value="0.067059567815922">
                <text:p>0.067059567815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4">
                <text:p>-28.4</text:p>
              </table:table-cell>
              <table:table-cell office:value-type="float" office:value="0.0702835670927015">
                <text:p>0.0702835670927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8">
                <text:p>-28</text:p>
              </table:table-cell>
              <table:table-cell office:value-type="float" office:value="0.0707576682639193">
                <text:p>0.0707576682639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7.6">
                <text:p>-27.6</text:p>
              </table:table-cell>
              <table:table-cell office:value-type="float" office:value="0.0683837441626163">
                <text:p>0.0683837441626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7.2">
                <text:p>-27.2</text:p>
              </table:table-cell>
              <table:table-cell office:value-type="float" office:value="0.0631736628570953">
                <text:p>0.0631736628570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6.8">
                <text:p>-26.8</text:p>
              </table:table-cell>
              <table:table-cell office:value-type="float" office:value="0.0552519320860036">
                <text:p>0.0552519320860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6.4">
                <text:p>-26.4</text:p>
              </table:table-cell>
              <table:table-cell office:value-type="float" office:value="0.0448540541444867">
                <text:p>0.0448540541444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">
                <text:p>-26</text:p>
              </table:table-cell>
              <table:table-cell office:value-type="float" office:value="0.032320541294357">
                <text:p>0.032320541294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.6">
                <text:p>-25.6</text:p>
              </table:table-cell>
              <table:table-cell office:value-type="float" office:value="0.0180867050860577">
                <text:p>0.0180867050860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5.2">
                <text:p>-25.2</text:p>
              </table:table-cell>
              <table:table-cell office:value-type="float" office:value="0.00266849581120147">
                <text:p>0.002668495811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.8">
                <text:p>-24.8</text:p>
              </table:table-cell>
              <table:table-cell office:value-type="float" office:value="-0.0133551754393798">
                <text:p>-0.0133551754393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4.4">
                <text:p>-24.4</text:p>
              </table:table-cell>
              <table:table-cell office:value-type="float" office:value="-0.0293630559210514">
                <text:p>-0.0293630559210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">
                <text:p>-24</text:p>
              </table:table-cell>
              <table:table-cell office:value-type="float" office:value="-0.0447144098333696">
                <text:p>-0.0447144098333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3.6">
                <text:p>-23.6</text:p>
              </table:table-cell>
              <table:table-cell office:value-type="float" office:value="-0.0587733122692477">
                <text:p>-0.0587733122692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.2">
                <text:p>-23.2</text:p>
              </table:table-cell>
              <table:table-cell office:value-type="float" office:value="-0.0709334995662679">
                <text:p>-0.0709334995662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2.8">
                <text:p>-22.8</text:p>
              </table:table-cell>
              <table:table-cell office:value-type="float" office:value="-0.0806428531284803">
                <text:p>-0.0806428531284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.4">
                <text:p>-22.4</text:p>
              </table:table-cell>
              <table:table-cell office:value-type="float" office:value="-0.0874265829599391">
                <text:p>-0.0874265829599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2">
                <text:p>-22</text:p>
              </table:table-cell>
              <table:table-cell office:value-type="float" office:value="-0.0909082005955185">
                <text:p>-0.0909082005955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6">
                <text:p>-21.6</text:p>
              </table:table-cell>
              <table:table-cell office:value-type="float" office:value="-0.0908274287098603">
                <text:p>-0.09082742870986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1.2">
                <text:p>-21.2</text:p>
              </table:table-cell>
              <table:table-cell office:value-type="float" office:value="-0.087054285057812">
                <text:p>-0.087054285057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.8">
                <text:p>-20.8</text:p>
              </table:table-cell>
              <table:table-cell office:value-type="float" office:value="-0.0795986989505436">
                <text:p>-0.0795986989505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.4">
                <text:p>-20.4</text:p>
              </table:table-cell>
              <table:table-cell office:value-type="float" office:value="-0.0686151654503473">
                <text:p>-0.0686151654503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">
                <text:p>-20</text:p>
              </table:table-cell>
              <table:table-cell office:value-type="float" office:value="-0.054402111088937">
                <text:p>-0.054402111088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9.6">
                <text:p>-19.6</text:p>
              </table:table-cell>
              <table:table-cell office:value-type="float" office:value="-0.0373958295155029">
                <text:p>-0.0373958295155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2">
                <text:p>-19.2</text:p>
              </table:table-cell>
              <table:table-cell office:value-type="float" office:value="-0.0181590397107272">
                <text:p>-0.0181590397107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.8">
                <text:p>-18.8</text:p>
              </table:table-cell>
              <table:table-cell office:value-type="float" office:value="0.00263568355886785">
                <text:p>0.00263568355886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8.4">
                <text:p>-18.4</text:p>
              </table:table-cell>
              <table:table-cell office:value-type="float" office:value="0.0242271645761139">
                <text:p>0.0242271645761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">
                <text:p>-18</text:p>
              </table:table-cell>
              <table:table-cell office:value-type="float" office:value="0.0457909428046396">
                <text:p>0.0457909428046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.6">
                <text:p>-17.6</text:p>
              </table:table-cell>
              <table:table-cell office:value-type="float" office:value="0.0664678628286093">
                <text:p>0.0664678628286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2">
                <text:p>-17.2</text:p>
              </table:table-cell>
              <table:table-cell office:value-type="float" office:value="0.0853950113807107">
                <text:p>0.0853950113807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8">
                <text:p>-16.8</text:p>
              </table:table-cell>
              <table:table-cell office:value-type="float" office:value="0.101737965248605">
                <text:p>0.101737965248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">
                <text:p>-16.4</text:p>
              </table:table-cell>
              <table:table-cell office:value-type="float" office:value="0.114723238619485">
                <text:p>0.114723238619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">
                <text:p>-16</text:p>
              </table:table-cell>
              <table:table-cell office:value-type="float" office:value="0.123669780827923">
                <text:p>0.123669780827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.6">
                <text:p>-15.6</text:p>
              </table:table-cell>
              <table:table-cell office:value-type="float" office:value="0.128018377612129">
                <text:p>0.128018377612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2">
                <text:p>-15.2</text:p>
              </table:table-cell>
              <table:table-cell office:value-type="float" office:value="0.12735785158309">
                <text:p>0.12735785158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.8">
                <text:p>-14.8</text:p>
              </table:table-cell>
              <table:table-cell office:value-type="float" office:value="0.121447039974544">
                <text:p>0.121447039974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.4">
                <text:p>-14.4</text:p>
              </table:table-cell>
              <table:table-cell office:value-type="float" office:value="0.110231647756827">
                <text:p>0.110231647756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">
                <text:p>-14</text:p>
              </table:table-cell>
              <table:table-cell office:value-type="float" office:value="0.0938552283883984">
                <text:p>0.0938552283883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6">
                <text:p>-13.6</text:p>
              </table:table-cell>
              <table:table-cell office:value-type="float" office:value="0.072663728108619">
                <text:p>0.072663728108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.0472032368959663">
                <text:p>0.0472032368959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8">
                <text:p>-12.8</text:p>
              </table:table-cell>
              <table:table-cell office:value-type="float" office:value="0.0182108132578896">
                <text:p>0.0182108132578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4">
                <text:p>-12.4</text:p>
              </table:table-cell>
              <table:table-cell office:value-type="float" office:value="-0.0134015165834673">
                <text:p>-0.0134015165834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0.046569249699821">
                <text:p>-0.0465692496998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6">
                <text:p>-11.6</text:p>
              </table:table-cell>
              <table:table-cell office:value-type="float" office:value="-0.0801038240368546">
                <text:p>-0.0801038240368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.2">
                <text:p>-11.2</text:p>
              </table:table-cell>
              <table:table-cell office:value-type="float" office:value="-0.112726185334343">
                <text:p>-0.112726185334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8">
                <text:p>-10.8</text:p>
              </table:table-cell>
              <table:table-cell office:value-type="float" office:value="-0.14310453473259">
                <text:p>-0.143104534732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4">
                <text:p>-10.4</text:p>
              </table:table-cell>
              <table:table-cell office:value-type="float" office:value="-0.16989512610003">
                <text:p>-0.16989512610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0.191784854932628">
                <text:p>-0.1917848549326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6">
                <text:p>-9.6</text:p>
              </table:table-cell>
              <table:table-cell office:value-type="float" office:value="-0.207534293507467">
                <text:p>-0.207534293507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2">
                <text:p>-9.2</text:p>
              </table:table-cell>
              <table:table-cell office:value-type="float" office:value="-0.216019783398579">
                <text:p>-0.216019783398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8">
                <text:p>-8.8</text:p>
              </table:table-cell>
              <table:table-cell office:value-type="float" office:value="-0.216273198611254">
                <text:p>-0.2162731986112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4">
                <text:p>-8.4</text:p>
              </table:table-cell>
              <table:table-cell office:value-type="float" office:value="-0.207518041050854">
                <text:p>-0.2075180410508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">
                <text:p>-8</text:p>
              </table:table-cell>
              <table:table-cell office:value-type="float" office:value="-0.189200623826982">
                <text:p>-0.189200623826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6">
                <text:p>-7.6</text:p>
              </table:table-cell>
              <table:table-cell office:value-type="float" office:value="-0.16101523445861">
                <text:p>-0.161015234458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2">
                <text:p>-7.2</text:p>
              </table:table-cell>
              <table:table-cell office:value-type="float" office:value="-0.122922345359681">
                <text:p>-0.122922345359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8">
                <text:p>-6.8</text:p>
              </table:table-cell>
              <table:table-cell office:value-type="float" office:value="-0.0751591476549505">
                <text:p>-0.0751591476549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4">
                <text:p>-6.4</text:p>
              </table:table-cell>
              <table:table-cell office:value-type="float" office:value="-0.0182419198211185">
                <text:p>-0.01824191982111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">
                <text:p>-6</text:p>
              </table:table-cell>
              <table:table-cell office:value-type="float" office:value="0.0470400026866224">
                <text:p>0.0470400026866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6">
                <text:p>-5.6</text:p>
              </table:table-cell>
              <table:table-cell office:value-type="float" office:value="0.11963862505568">
                <text:p>0.11963862505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2">
                <text:p>-5.2</text:p>
              </table:table-cell>
              <table:table-cell office:value-type="float" office:value="0.198269758392871">
                <text:p>0.198269758392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8">
                <text:p>-4.8</text:p>
              </table:table-cell>
              <table:table-cell office:value-type="float" office:value="0.281442991896313">
                <text:p>0.281442991896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4">
                <text:p>-4.4</text:p>
              </table:table-cell>
              <table:table-cell office:value-type="float" office:value="0.367498365372541">
                <text:p>0.367498365372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0.454648713412841">
                <text:p>0.4546487134128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6">
                <text:p>-3.6</text:p>
              </table:table-cell>
              <table:table-cell office:value-type="float" office:value="0.541026461598997">
                <text:p>0.541026461598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2">
                <text:p>-3.2</text:p>
              </table:table-cell>
              <table:table-cell office:value-type="float" office:value="0.624733501900941">
                <text:p>0.624733501900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">
                <text:p>-2.8</text:p>
              </table:table-cell>
              <table:table-cell office:value-type="float" office:value="0.703892664277471">
                <text:p>0.703892664277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4">
                <text:p>-2.4</text:p>
              </table:table-cell>
              <table:table-cell office:value-type="float" office:value="0.776699238306022">
                <text:p>0.776699238306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">
                <text:p>-2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">
                <text:p>-1.6</text:p>
              </table:table-cell>
              <table:table-cell office:value-type="float" office:value="0.896695113624403">
                <text:p>0.8966951136244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">
                <text:p>-1.2</text:p>
              </table:table-cell>
              <table:table-cell office:value-type="float" office:value="0.941070788991726">
                <text:p>0.941070788991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973545855771626">
                <text:p>0.973545855771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.993346653975306">
                <text:p>0.9933466539753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0.993346653975306">
                <text:p>0.9933466539753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0.973545855771626">
                <text:p>0.973545855771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">
                <text:p>1.2</text:p>
              </table:table-cell>
              <table:table-cell office:value-type="float" office:value="0.941070788991725">
                <text:p>0.941070788991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">
                <text:p>1.6</text:p>
              </table:table-cell>
              <table:table-cell office:value-type="float" office:value="0.896695113624403">
                <text:p>0.896695113624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">
                <text:p>2.4</text:p>
              </table:table-cell>
              <table:table-cell office:value-type="float" office:value="0.776699238306022">
                <text:p>0.7766992383060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">
                <text:p>2.8</text:p>
              </table:table-cell>
              <table:table-cell office:value-type="float" office:value="0.703892664277472">
                <text:p>0.7038926642774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">
                <text:p>3.2</text:p>
              </table:table-cell>
              <table:table-cell office:value-type="float" office:value="0.62473350190094">
                <text:p>0.624733501900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">
                <text:p>3.6</text:p>
              </table:table-cell>
              <table:table-cell office:value-type="float" office:value="0.541026461598997">
                <text:p>0.541026461598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454648713412841">
                <text:p>0.454648713412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">
                <text:p>4.4</text:p>
              </table:table-cell>
              <table:table-cell office:value-type="float" office:value="0.367498365372541">
                <text:p>0.367498365372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8">
                <text:p>4.8</text:p>
              </table:table-cell>
              <table:table-cell office:value-type="float" office:value="0.281442991896313">
                <text:p>0.2814429918963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2">
                <text:p>5.2</text:p>
              </table:table-cell>
              <table:table-cell office:value-type="float" office:value="0.19826975839287">
                <text:p>0.19826975839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">
                <text:p>5.6</text:p>
              </table:table-cell>
              <table:table-cell office:value-type="float" office:value="0.11963862505568">
                <text:p>0.11963862505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0470400026866224">
                <text:p>0.0470400026866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4">
                <text:p>6.4</text:p>
              </table:table-cell>
              <table:table-cell office:value-type="float" office:value="-0.0182419198211185">
                <text:p>-0.01824191982111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">
                <text:p>6.8</text:p>
              </table:table-cell>
              <table:table-cell office:value-type="float" office:value="-0.075159147654951">
                <text:p>-0.075159147654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2">
                <text:p>7.2</text:p>
              </table:table-cell>
              <table:table-cell office:value-type="float" office:value="-0.122922345359682">
                <text:p>-0.122922345359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6">
                <text:p>7.6</text:p>
              </table:table-cell>
              <table:table-cell office:value-type="float" office:value="-0.16101523445861">
                <text:p>-0.16101523445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-0.189200623826982">
                <text:p>-0.189200623826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">
                <text:p>8.4</text:p>
              </table:table-cell>
              <table:table-cell office:value-type="float" office:value="-0.207518041050854">
                <text:p>-0.2075180410508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">
                <text:p>8.8</text:p>
              </table:table-cell>
              <table:table-cell office:value-type="float" office:value="-0.216273198611254">
                <text:p>-0.216273198611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2">
                <text:p>9.2</text:p>
              </table:table-cell>
              <table:table-cell office:value-type="float" office:value="-0.216019783398579">
                <text:p>-0.2160197833985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">
                <text:p>9.6</text:p>
              </table:table-cell>
              <table:table-cell office:value-type="float" office:value="-0.207534293507467">
                <text:p>-0.2075342935074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-0.191784854932628">
                <text:p>-0.191784854932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">
                <text:p>10.4</text:p>
              </table:table-cell>
              <table:table-cell office:value-type="float" office:value="-0.16989512610003">
                <text:p>-0.1698951261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">
                <text:p>10.8</text:p>
              </table:table-cell>
              <table:table-cell office:value-type="float" office:value="-0.14310453473259">
                <text:p>-0.143104534732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2">
                <text:p>11.2</text:p>
              </table:table-cell>
              <table:table-cell office:value-type="float" office:value="-0.112726185334343">
                <text:p>-0.1127261853343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6">
                <text:p>11.6</text:p>
              </table:table-cell>
              <table:table-cell office:value-type="float" office:value="-0.0801038240368546">
                <text:p>-0.08010382403685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-0.046569249699821">
                <text:p>-0.046569249699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4">
                <text:p>12.4</text:p>
              </table:table-cell>
              <table:table-cell office:value-type="float" office:value="-0.0134015165834673">
                <text:p>-0.01340151658346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">
                <text:p>12.8</text:p>
              </table:table-cell>
              <table:table-cell office:value-type="float" office:value="0.0182108132578899">
                <text:p>0.01821081325788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2">
                <text:p>13.2</text:p>
              </table:table-cell>
              <table:table-cell office:value-type="float" office:value="0.0472032368959666">
                <text:p>0.0472032368959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6">
                <text:p>13.6</text:p>
              </table:table-cell>
              <table:table-cell office:value-type="float" office:value="0.072663728108619">
                <text:p>0.0726637281086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0938552283883984">
                <text:p>0.0938552283883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4">
                <text:p>14.4</text:p>
              </table:table-cell>
              <table:table-cell office:value-type="float" office:value="0.110231647756827">
                <text:p>0.1102316477568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8">
                <text:p>14.8</text:p>
              </table:table-cell>
              <table:table-cell office:value-type="float" office:value="0.121447039974544">
                <text:p>0.1214470399745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2">
                <text:p>15.2</text:p>
              </table:table-cell>
              <table:table-cell office:value-type="float" office:value="0.12735785158309">
                <text:p>0.127357851583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6">
                <text:p>15.6</text:p>
              </table:table-cell>
              <table:table-cell office:value-type="float" office:value="0.128018377612129">
                <text:p>0.128018377612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0.123669780827923">
                <text:p>0.1236697808279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">
                <text:p>16.4</text:p>
              </table:table-cell>
              <table:table-cell office:value-type="float" office:value="0.114723238619485">
                <text:p>0.114723238619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8">
                <text:p>16.8</text:p>
              </table:table-cell>
              <table:table-cell office:value-type="float" office:value="0.101737965248605">
                <text:p>0.1017379652486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2">
                <text:p>17.2</text:p>
              </table:table-cell>
              <table:table-cell office:value-type="float" office:value="0.0853950113807107">
                <text:p>0.0853950113807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6">
                <text:p>17.6</text:p>
              </table:table-cell>
              <table:table-cell office:value-type="float" office:value="0.0664678628286093">
                <text:p>0.0664678628286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  <table:table-cell office:value-type="float" office:value="0.0457909428046396">
                <text:p>0.04579094280463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4">
                <text:p>18.4</text:p>
              </table:table-cell>
              <table:table-cell office:value-type="float" office:value="0.0242271645761139">
                <text:p>0.02422716457611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8">
                <text:p>18.8</text:p>
              </table:table-cell>
              <table:table-cell office:value-type="float" office:value="0.00263568355886766">
                <text:p>0.002635683558867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2">
                <text:p>19.2</text:p>
              </table:table-cell>
              <table:table-cell office:value-type="float" office:value="-0.0181590397107272">
                <text:p>-0.0181590397107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6">
                <text:p>19.6</text:p>
              </table:table-cell>
              <table:table-cell office:value-type="float" office:value="-0.0373958295155029">
                <text:p>-0.0373958295155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  <table:table-cell office:value-type="float" office:value="-0.054402111088937">
                <text:p>-0.0544021110889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4">
                <text:p>20.4</text:p>
              </table:table-cell>
              <table:table-cell office:value-type="float" office:value="-0.0686151654503473">
                <text:p>-0.0686151654503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8">
                <text:p>20.8</text:p>
              </table:table-cell>
              <table:table-cell office:value-type="float" office:value="-0.0795986989505437">
                <text:p>-0.0795986989505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">
                <text:p>21.2</text:p>
              </table:table-cell>
              <table:table-cell office:value-type="float" office:value="-0.087054285057812">
                <text:p>-0.0870542850578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6">
                <text:p>21.6</text:p>
              </table:table-cell>
              <table:table-cell office:value-type="float" office:value="-0.0908274287098603">
                <text:p>-0.0908274287098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-0.0909082005955185">
                <text:p>-0.09090820059551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4">
                <text:p>22.4</text:p>
              </table:table-cell>
              <table:table-cell office:value-type="float" office:value="-0.0874265829599391">
                <text:p>-0.08742658295993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8">
                <text:p>22.8</text:p>
              </table:table-cell>
              <table:table-cell office:value-type="float" office:value="-0.0806428531284803">
                <text:p>-0.0806428531284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2">
                <text:p>23.2</text:p>
              </table:table-cell>
              <table:table-cell office:value-type="float" office:value="-0.0709334995662679">
                <text:p>-0.0709334995662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6">
                <text:p>23.6</text:p>
              </table:table-cell>
              <table:table-cell office:value-type="float" office:value="-0.0587733122692477">
                <text:p>-0.0587733122692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-0.0447144098333696">
                <text:p>-0.0447144098333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4">
                <text:p>24.4</text:p>
              </table:table-cell>
              <table:table-cell office:value-type="float" office:value="-0.0293630559210515">
                <text:p>-0.02936305592105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8">
                <text:p>24.8</text:p>
              </table:table-cell>
              <table:table-cell office:value-type="float" office:value="-0.0133551754393796">
                <text:p>-0.01335517543937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2">
                <text:p>25.2</text:p>
              </table:table-cell>
              <table:table-cell office:value-type="float" office:value="0.00266849581120147">
                <text:p>0.00266849581120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">
                <text:p>25.6</text:p>
              </table:table-cell>
              <table:table-cell office:value-type="float" office:value="0.0180867050860577">
                <text:p>0.01808670508605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">
                <text:p>26</text:p>
              </table:table-cell>
              <table:table-cell office:value-type="float" office:value="0.032320541294357">
                <text:p>0.0323205412943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4">
                <text:p>26.4</text:p>
              </table:table-cell>
              <table:table-cell office:value-type="float" office:value="0.0448540541444866">
                <text:p>0.04485405414448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8">
                <text:p>26.8</text:p>
              </table:table-cell>
              <table:table-cell office:value-type="float" office:value="0.0552519320860037">
                <text:p>0.0552519320860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.2">
                <text:p>27.2</text:p>
              </table:table-cell>
              <table:table-cell office:value-type="float" office:value="0.0631736628570953">
                <text:p>0.06317366285709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6">
                <text:p>27.6</text:p>
              </table:table-cell>
              <table:table-cell office:value-type="float" office:value="0.0683837441626163">
                <text:p>0.0683837441626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0.0707576682639193">
                <text:p>0.07075766826391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4">
                <text:p>28.4</text:p>
              </table:table-cell>
              <table:table-cell office:value-type="float" office:value="0.0702835670927015">
                <text:p>0.0702835670927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8">
                <text:p>28.8</text:p>
              </table:table-cell>
              <table:table-cell office:value-type="float" office:value="0.067059567815922">
                <text:p>0.0670595678159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2">
                <text:p>29.2</text:p>
              </table:table-cell>
              <table:table-cell office:value-type="float" office:value="0.061287066584966">
                <text:p>0.061287066584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.6">
                <text:p>29.6</text:p>
              </table:table-cell>
              <table:table-cell office:value-type="float" office:value="0.0532602748226565">
                <text:p>0.05326027482265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0.0433525226771411">
                <text:p>0.04335252267714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4">
                <text:p>30.4</text:p>
              </table:table-cell>
              <table:table-cell office:value-type="float" office:value="0.0319999137403816">
                <text:p>0.03199991374038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.8">
                <text:p>30.8</text:p>
              </table:table-cell>
              <table:table-cell office:value-type="float" office:value="0.0196830101782922">
                <text:p>0.01968301017829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2">
                <text:p>31.2</text:p>
              </table:table-cell>
              <table:table-cell office:value-type="float" office:value="0.0069072854038104">
                <text:p>0.00690728540381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">
                <text:p>31.6</text:p>
              </table:table-cell>
              <table:table-cell office:value-type="float" office:value="-0.00581688925491656">
                <text:p>-0.00581688925491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Condensed'" style:font-style-name="Condensed" fo:font-size="48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40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4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801cm" svg:height="21.675cm" xlink:href=".." xlink:type="simple" chart:class="chart:scatter" chart:style-name="ch1">
        <chart:title svg:x="13.449cm" svg:y="0.568cm" chart:style-name="ch2">
          <text:p>Intensity vs β</text:p>
        </chart:title>
        <chart:plot-area chart:style-name="ch3" table:cell-range-address="Sheet2.A1:Sheet2.B159" svg:x="3.614cm" svg:y="3.976cm" svg:width="33.431cm" svg:height="14.438cm">
          <chartooo:coordinate-region svg:x="3.852cm" svg:y="3.976cm" svg:width="33.006cm" svg:height="13.791cm"/>
          <chart:axis chart:dimension="x" chart:name="primary-x" chart:style-name="ch4">
            <chart:title svg:x="19.678cm" svg:y="18.848cm" chart:style-name="ch5">
              <text:p>β</text:p>
            </chart:title>
          </chart:axis>
          <chart:axis chart:dimension="y" chart:name="primary-y" chart:style-name="ch6">
            <chart:title svg:x="0.451cm" svg:y="14.942cm" chart:style-name="ch7">
              <text:p>Intensity (I)</text:p>
            </chart:title>
            <chart:grid chart:style-name="ch8" chart:class="major"/>
          </chart:axis>
          <chart:series chart:style-name="ch9" chart:values-cell-range-address="Sheet2.B1:Sheet2.B159" chart:class="chart:scatter">
            <chart:domain table:cell-range-address="Sheet2.A1:Sheet2.A159"/>
            <chart:data-point chart:repeated="1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.6">
                <text:p>-31.6</text:p>
                <draw:g>
                  <svg:desc>Sheet2.A1:Sheet2.A159</svg:desc>
                </draw:g>
              </table:table-cell>
              <table:table-cell office:value-type="float" office:value="0.0000338362006039637">
                <text:p>0.0000338362006039637</text:p>
                <draw:g>
                  <svg:desc>Sheet2.B1:Sheet2.B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.2">
                <text:p>-31.2</text:p>
              </table:table-cell>
              <table:table-cell office:value-type="float" office:value="0.0000477105916496922">
                <text:p>0.000047710591649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8">
                <text:p>-30.8</text:p>
              </table:table-cell>
              <table:table-cell office:value-type="float" office:value="0.00038742088967876">
                <text:p>0.00038742088967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4">
                <text:p>-30.4</text:p>
              </table:table-cell>
              <table:table-cell office:value-type="float" office:value="0.00102399447939185">
                <text:p>0.00102399447939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  <table:table-cell office:value-type="float" office:value="0.00187944122247203">
                <text:p>0.00187944122247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.6">
                <text:p>-29.6</text:p>
              </table:table-cell>
              <table:table-cell office:value-type="float" office:value="0.0028366568741849">
                <text:p>0.0028366568741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.2">
                <text:p>-29.2</text:p>
              </table:table-cell>
              <table:table-cell office:value-type="float" office:value="0.00375610453059005">
                <text:p>0.00375610453059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8.8">
                <text:p>-28.8</text:p>
              </table:table-cell>
              <table:table-cell office:value-type="float" office:value="0.00449698563565825">
                <text:p>0.0044969856356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4">
                <text:p>-28.4</text:p>
              </table:table-cell>
              <table:table-cell office:value-type="float" office:value="0.00493977980327428">
                <text:p>0.00493977980327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8">
                <text:p>-28</text:p>
              </table:table-cell>
              <table:table-cell office:value-type="float" office:value="0.00500664761814685">
                <text:p>0.00500664761814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7.6">
                <text:p>-27.6</text:p>
              </table:table-cell>
              <table:table-cell office:value-type="float" office:value="0.00467633646569816">
                <text:p>0.00467633646569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7.2">
                <text:p>-27.2</text:p>
              </table:table-cell>
              <table:table-cell office:value-type="float" office:value="0.00399091167878195">
                <text:p>0.00399091167878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6.8">
                <text:p>-26.8</text:p>
              </table:table-cell>
              <table:table-cell office:value-type="float" office:value="0.00305277599923636">
                <text:p>0.00305277599923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6.4">
                <text:p>-26.4</text:p>
              </table:table-cell>
              <table:table-cell office:value-type="float" office:value="0.00201188617319654">
                <text:p>0.00201188617319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">
                <text:p>-26</text:p>
              </table:table-cell>
              <table:table-cell office:value-type="float" office:value="0.00104461738956024">
                <text:p>0.00104461738956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.6">
                <text:p>-25.6</text:p>
              </table:table-cell>
              <table:table-cell office:value-type="float" office:value="0.000327128900870026">
                <text:p>0.000327128900870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5.2">
                <text:p>-25.2</text:p>
              </table:table-cell>
              <table:table-cell office:value-type="float" office:value="0.00000712086989439977">
                <text:p>0.00000712086989439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.8">
                <text:p>-24.8</text:p>
              </table:table-cell>
              <table:table-cell office:value-type="float" office:value="0.000178360711016613">
                <text:p>0.000178360711016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4.4">
                <text:p>-24.4</text:p>
              </table:table-cell>
              <table:table-cell office:value-type="float" office:value="0.000862189053022791">
                <text:p>0.000862189053022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">
                <text:p>-24</text:p>
              </table:table-cell>
              <table:table-cell office:value-type="float" office:value="0.00199937844674654">
                <text:p>0.00199937844674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3.6">
                <text:p>-23.6</text:p>
              </table:table-cell>
              <table:table-cell office:value-type="float" office:value="0.0034543022350985">
                <text:p>0.0034543022350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.2">
                <text:p>-23.2</text:p>
              </table:table-cell>
              <table:table-cell office:value-type="float" office:value="0.00503156136071773">
                <text:p>0.00503156136071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2.8">
                <text:p>-22.8</text:p>
              </table:table-cell>
              <table:table-cell office:value-type="float" office:value="0.00650326976070165">
                <text:p>0.00650326976070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.4">
                <text:p>-22.4</text:p>
              </table:table-cell>
              <table:table-cell office:value-type="float" office:value="0.00764340740805111">
                <text:p>0.00764340740805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2">
                <text:p>-22</text:p>
              </table:table-cell>
              <table:table-cell office:value-type="float" office:value="0.00826430093551503">
                <text:p>0.00826430093551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6">
                <text:p>-21.6</text:p>
              </table:table-cell>
              <table:table-cell office:value-type="float" office:value="0.00824962180604476">
                <text:p>0.0082496218060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1.2">
                <text:p>-21.2</text:p>
              </table:table-cell>
              <table:table-cell office:value-type="float" office:value="0.00757844854692679">
                <text:p>0.00757844854692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.8">
                <text:p>-20.8</text:p>
              </table:table-cell>
              <table:table-cell office:value-type="float" office:value="0.00633595287461928">
                <text:p>0.00633595287461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.4">
                <text:p>-20.4</text:p>
              </table:table-cell>
              <table:table-cell office:value-type="float" office:value="0.00470804092977853">
                <text:p>0.0047080409297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">
                <text:p>-20</text:p>
              </table:table-cell>
              <table:table-cell office:value-type="float" office:value="0.00295958969093304">
                <text:p>0.00295958969093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9.6">
                <text:p>-19.6</text:p>
              </table:table-cell>
              <table:table-cell office:value-type="float" office:value="0.00139844806515256">
                <text:p>0.00139844806515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2">
                <text:p>-19.2</text:p>
              </table:table-cell>
              <table:table-cell office:value-type="float" office:value="0.000329750723215768">
                <text:p>0.000329750723215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.8">
                <text:p>-18.8</text:p>
              </table:table-cell>
              <table:table-cell office:value-type="float" office:value="0.00000694682782248628">
                <text:p>0.00000694682782248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8.4">
                <text:p>-18.4</text:p>
              </table:table-cell>
              <table:table-cell office:value-type="float" office:value="0.000586955503398107">
                <text:p>0.000586955503398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">
                <text:p>-18</text:p>
              </table:table-cell>
              <table:table-cell office:value-type="float" office:value="0.00209681044293778">
                <text:p>0.00209681044293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.6">
                <text:p>-17.6</text:p>
              </table:table-cell>
              <table:table-cell office:value-type="float" office:value="0.00441797678900282">
                <text:p>0.00441797678900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2">
                <text:p>-17.2</text:p>
              </table:table-cell>
              <table:table-cell office:value-type="float" office:value="0.00729230796871171">
                <text:p>0.00729230796871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8">
                <text:p>-16.8</text:p>
              </table:table-cell>
              <table:table-cell office:value-type="float" office:value="0.0103506135729263">
                <text:p>0.0103506135729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">
                <text:p>-16.4</text:p>
              </table:table-cell>
              <table:table-cell office:value-type="float" office:value="0.0131614214793432">
                <text:p>0.0131614214793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">
                <text:p>-16</text:p>
              </table:table-cell>
              <table:table-cell office:value-type="float" office:value="0.0152942146900264">
                <text:p>0.0152942146900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.6">
                <text:p>-15.6</text:p>
              </table:table-cell>
              <table:table-cell office:value-type="float" office:value="0.0163887050064416">
                <text:p>0.0163887050064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2">
                <text:p>-15.2</text:p>
              </table:table-cell>
              <table:table-cell office:value-type="float" office:value="0.0162200223598605">
                <text:p>0.0162200223598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.8">
                <text:p>-14.8</text:p>
              </table:table-cell>
              <table:table-cell office:value-type="float" office:value="0.0147493835185785">
                <text:p>0.0147493835185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.4">
                <text:p>-14.4</text:p>
              </table:table-cell>
              <table:table-cell office:value-type="float" office:value="0.0121510161671852">
                <text:p>0.01215101616718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">
                <text:p>-14</text:p>
              </table:table-cell>
              <table:table-cell office:value-type="float" office:value="0.00880880389583843">
                <text:p>0.008808803895838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6">
                <text:p>-13.6</text:p>
              </table:table-cell>
              <table:table-cell office:value-type="float" office:value="0.0052800173826433">
                <text:p>0.0052800173826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.00222814557345672">
                <text:p>0.00222814557345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8">
                <text:p>-12.8</text:p>
              </table:table-cell>
              <table:table-cell office:value-type="float" office:value="0.000331633719513729">
                <text:p>0.0003316337195137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4">
                <text:p>-12.4</text:p>
              </table:table-cell>
              <table:table-cell office:value-type="float" office:value="0.000179600646736949">
                <text:p>0.000179600646736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0.00216869501760428">
                <text:p>0.002168695017604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6">
                <text:p>-11.6</text:p>
              </table:table-cell>
              <table:table-cell office:value-type="float" office:value="0.00641662262532736">
                <text:p>0.00641662262532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.2">
                <text:p>-11.2</text:p>
              </table:table-cell>
              <table:table-cell office:value-type="float" office:value="0.0127071928600327">
                <text:p>0.0127071928600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8">
                <text:p>-10.8</text:p>
              </table:table-cell>
              <table:table-cell office:value-type="float" office:value="0.0204789078610311">
                <text:p>0.0204789078610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4">
                <text:p>-10.4</text:p>
              </table:table-cell>
              <table:table-cell office:value-type="float" office:value="0.0288643538725449">
                <text:p>0.0288643538725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0.036781430581529">
                <text:p>0.036781430581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6">
                <text:p>-9.6</text:p>
              </table:table-cell>
              <table:table-cell office:value-type="float" office:value="0.0430704829816434">
                <text:p>0.0430704829816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2">
                <text:p>-9.2</text:p>
              </table:table-cell>
              <table:table-cell office:value-type="float" office:value="0.0466645468195691">
                <text:p>0.0466645468195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8">
                <text:p>-8.8</text:p>
              </table:table-cell>
              <table:table-cell office:value-type="float" office:value="0.0467740964375428">
                <text:p>0.0467740964375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4">
                <text:p>-8.4</text:p>
              </table:table-cell>
              <table:table-cell office:value-type="float" office:value="0.043063737361584">
                <text:p>0.043063737361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">
                <text:p>-8</text:p>
              </table:table-cell>
              <table:table-cell office:value-type="float" office:value="0.0357968760565192">
                <text:p>0.0357968760565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6">
                <text:p>-7.6</text:p>
              </table:table-cell>
              <table:table-cell office:value-type="float" office:value="0.0259259057277613">
                <text:p>0.0259259057277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2">
                <text:p>-7.2</text:p>
              </table:table-cell>
              <table:table-cell office:value-type="float" office:value="0.0151099029887247">
                <text:p>0.0151099029887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8">
                <text:p>-6.8</text:p>
              </table:table-cell>
              <table:table-cell office:value-type="float" office:value="0.00564889747621865">
                <text:p>0.00564889747621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4">
                <text:p>-6.4</text:p>
              </table:table-cell>
              <table:table-cell office:value-type="float" office:value="0.000332767638760116">
                <text:p>0.000332767638760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">
                <text:p>-6</text:p>
              </table:table-cell>
              <table:table-cell office:value-type="float" office:value="0.00221276185275744">
                <text:p>0.002212761852757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6">
                <text:p>-5.6</text:p>
              </table:table-cell>
              <table:table-cell office:value-type="float" office:value="0.0143134006052136">
                <text:p>0.0143134006052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2">
                <text:p>-5.2</text:p>
              </table:table-cell>
              <table:table-cell office:value-type="float" office:value="0.0393108970931674">
                <text:p>0.0393108970931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8">
                <text:p>-4.8</text:p>
              </table:table-cell>
              <table:table-cell office:value-type="float" office:value="0.079210157687548">
                <text:p>0.079210157687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4">
                <text:p>-4.4</text:p>
              </table:table-cell>
              <table:table-cell office:value-type="float" office:value="0.13505504855149">
                <text:p>0.13505504855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0.206705452607951">
                <text:p>0.206705452607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6">
                <text:p>-3.6</text:p>
              </table:table-cell>
              <table:table-cell office:value-type="float" office:value="0.292709632150331">
                <text:p>0.2927096321503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2">
                <text:p>-3.2</text:p>
              </table:table-cell>
              <table:table-cell office:value-type="float" office:value="0.390291948397413">
                <text:p>0.390291948397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">
                <text:p>-2.8</text:p>
              </table:table-cell>
              <table:table-cell office:value-type="float" office:value="0.495464882823637">
                <text:p>0.495464882823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4">
                <text:p>-2.4</text:p>
              </table:table-cell>
              <table:table-cell office:value-type="float" office:value="0.603261706785155">
                <text:p>0.603261706785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">
                <text:p>-2</text:p>
              </table:table-cell>
              <table:table-cell office:value-type="float" office:value="0.708073418273571">
                <text:p>0.708073418273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">
                <text:p>-1.6</text:p>
              </table:table-cell>
              <table:table-cell office:value-type="float" office:value="0.804062126797881">
                <text:p>0.804062126797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">
                <text:p>-1.2</text:p>
              </table:table-cell>
              <table:table-cell office:value-type="float" office:value="0.885614229893509">
                <text:p>0.885614229893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947791533290108">
                <text:p>0.947791533290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.986737574963937">
                <text:p>0.9867375749639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0.986737574963937">
                <text:p>0.986737574963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0.947791533290108">
                <text:p>0.947791533290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">
                <text:p>1.2</text:p>
              </table:table-cell>
              <table:table-cell office:value-type="float" office:value="0.885614229893508">
                <text:p>0.8856142298935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">
                <text:p>1.6</text:p>
              </table:table-cell>
              <table:table-cell office:value-type="float" office:value="0.804062126797881">
                <text:p>0.804062126797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.708073418273571">
                <text:p>0.7080734182735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">
                <text:p>2.4</text:p>
              </table:table-cell>
              <table:table-cell office:value-type="float" office:value="0.603261706785155">
                <text:p>0.603261706785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">
                <text:p>2.8</text:p>
              </table:table-cell>
              <table:table-cell office:value-type="float" office:value="0.495464882823638">
                <text:p>0.495464882823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">
                <text:p>3.2</text:p>
              </table:table-cell>
              <table:table-cell office:value-type="float" office:value="0.390291948397412">
                <text:p>0.390291948397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">
                <text:p>3.6</text:p>
              </table:table-cell>
              <table:table-cell office:value-type="float" office:value="0.292709632150331">
                <text:p>0.2927096321503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206705452607951">
                <text:p>0.206705452607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">
                <text:p>4.4</text:p>
              </table:table-cell>
              <table:table-cell office:value-type="float" office:value="0.13505504855149">
                <text:p>0.13505504855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8">
                <text:p>4.8</text:p>
              </table:table-cell>
              <table:table-cell office:value-type="float" office:value="0.0792101576875484">
                <text:p>0.0792101576875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2">
                <text:p>5.2</text:p>
              </table:table-cell>
              <table:table-cell office:value-type="float" office:value="0.0393108970931672">
                <text:p>0.03931089709316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">
                <text:p>5.6</text:p>
              </table:table-cell>
              <table:table-cell office:value-type="float" office:value="0.0143134006052136">
                <text:p>0.014313400605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00221276185275744">
                <text:p>0.002212761852757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4">
                <text:p>6.4</text:p>
              </table:table-cell>
              <table:table-cell office:value-type="float" office:value="0.000332767638760116">
                <text:p>0.000332767638760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">
                <text:p>6.8</text:p>
              </table:table-cell>
              <table:table-cell office:value-type="float" office:value="0.00564889747621872">
                <text:p>0.005648897476218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2">
                <text:p>7.2</text:p>
              </table:table-cell>
              <table:table-cell office:value-type="float" office:value="0.0151099029887248">
                <text:p>0.0151099029887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6">
                <text:p>7.6</text:p>
              </table:table-cell>
              <table:table-cell office:value-type="float" office:value="0.0259259057277613">
                <text:p>0.0259259057277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0.0357968760565192">
                <text:p>0.0357968760565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">
                <text:p>8.4</text:p>
              </table:table-cell>
              <table:table-cell office:value-type="float" office:value="0.043063737361584">
                <text:p>0.0430637373615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">
                <text:p>8.8</text:p>
              </table:table-cell>
              <table:table-cell office:value-type="float" office:value="0.0467740964375428">
                <text:p>0.04677409643754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2">
                <text:p>9.2</text:p>
              </table:table-cell>
              <table:table-cell office:value-type="float" office:value="0.0466645468195691">
                <text:p>0.04666454681956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">
                <text:p>9.6</text:p>
              </table:table-cell>
              <table:table-cell office:value-type="float" office:value="0.0430704829816434">
                <text:p>0.0430704829816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0.036781430581529">
                <text:p>0.0367814305815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">
                <text:p>10.4</text:p>
              </table:table-cell>
              <table:table-cell office:value-type="float" office:value="0.0288643538725449">
                <text:p>0.02886435387254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">
                <text:p>10.8</text:p>
              </table:table-cell>
              <table:table-cell office:value-type="float" office:value="0.020478907861031">
                <text:p>0.0204789078610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2">
                <text:p>11.2</text:p>
              </table:table-cell>
              <table:table-cell office:value-type="float" office:value="0.0127071928600326">
                <text:p>0.01270719286003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6">
                <text:p>11.6</text:p>
              </table:table-cell>
              <table:table-cell office:value-type="float" office:value="0.00641662262532736">
                <text:p>0.00641662262532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0.00216869501760428">
                <text:p>0.00216869501760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4">
                <text:p>12.4</text:p>
              </table:table-cell>
              <table:table-cell office:value-type="float" office:value="0.000179600646736949">
                <text:p>0.0001796006467369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">
                <text:p>12.8</text:p>
              </table:table-cell>
              <table:table-cell office:value-type="float" office:value="0.000331633719513739">
                <text:p>0.0003316337195137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2">
                <text:p>13.2</text:p>
              </table:table-cell>
              <table:table-cell office:value-type="float" office:value="0.00222814557345674">
                <text:p>0.002228145573456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6">
                <text:p>13.6</text:p>
              </table:table-cell>
              <table:table-cell office:value-type="float" office:value="0.0052800173826433">
                <text:p>0.0052800173826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00880880389583843">
                <text:p>0.00880880389583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4">
                <text:p>14.4</text:p>
              </table:table-cell>
              <table:table-cell office:value-type="float" office:value="0.0121510161671851">
                <text:p>0.01215101616718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8">
                <text:p>14.8</text:p>
              </table:table-cell>
              <table:table-cell office:value-type="float" office:value="0.0147493835185785">
                <text:p>0.0147493835185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2">
                <text:p>15.2</text:p>
              </table:table-cell>
              <table:table-cell office:value-type="float" office:value="0.0162200223598605">
                <text:p>0.0162200223598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6">
                <text:p>15.6</text:p>
              </table:table-cell>
              <table:table-cell office:value-type="float" office:value="0.0163887050064416">
                <text:p>0.0163887050064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0.0152942146900264">
                <text:p>0.01529421469002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">
                <text:p>16.4</text:p>
              </table:table-cell>
              <table:table-cell office:value-type="float" office:value="0.0131614214793432">
                <text:p>0.0131614214793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8">
                <text:p>16.8</text:p>
              </table:table-cell>
              <table:table-cell office:value-type="float" office:value="0.0103506135729263">
                <text:p>0.01035061357292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2">
                <text:p>17.2</text:p>
              </table:table-cell>
              <table:table-cell office:value-type="float" office:value="0.00729230796871171">
                <text:p>0.00729230796871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6">
                <text:p>17.6</text:p>
              </table:table-cell>
              <table:table-cell office:value-type="float" office:value="0.00441797678900282">
                <text:p>0.004417976789002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  <table:table-cell office:value-type="float" office:value="0.00209681044293778">
                <text:p>0.00209681044293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4">
                <text:p>18.4</text:p>
              </table:table-cell>
              <table:table-cell office:value-type="float" office:value="0.000586955503398107">
                <text:p>0.0005869555033981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8">
                <text:p>18.8</text:p>
              </table:table-cell>
              <table:table-cell office:value-type="float" office:value="0.00000694682782248528">
                <text:p>0.000006946827822485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2">
                <text:p>19.2</text:p>
              </table:table-cell>
              <table:table-cell office:value-type="float" office:value="0.000329750723215768">
                <text:p>0.0003297507232157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6">
                <text:p>19.6</text:p>
              </table:table-cell>
              <table:table-cell office:value-type="float" office:value="0.00139844806515256">
                <text:p>0.00139844806515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  <table:table-cell office:value-type="float" office:value="0.00295958969093304">
                <text:p>0.00295958969093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4">
                <text:p>20.4</text:p>
              </table:table-cell>
              <table:table-cell office:value-type="float" office:value="0.00470804092977853">
                <text:p>0.004708040929778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8">
                <text:p>20.8</text:p>
              </table:table-cell>
              <table:table-cell office:value-type="float" office:value="0.00633595287461929">
                <text:p>0.006335952874619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">
                <text:p>21.2</text:p>
              </table:table-cell>
              <table:table-cell office:value-type="float" office:value="0.00757844854692679">
                <text:p>0.007578448546926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6">
                <text:p>21.6</text:p>
              </table:table-cell>
              <table:table-cell office:value-type="float" office:value="0.00824962180604476">
                <text:p>0.008249621806044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0.00826430093551503">
                <text:p>0.00826430093551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4">
                <text:p>22.4</text:p>
              </table:table-cell>
              <table:table-cell office:value-type="float" office:value="0.00764340740805111">
                <text:p>0.00764340740805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8">
                <text:p>22.8</text:p>
              </table:table-cell>
              <table:table-cell office:value-type="float" office:value="0.00650326976070164">
                <text:p>0.00650326976070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2">
                <text:p>23.2</text:p>
              </table:table-cell>
              <table:table-cell office:value-type="float" office:value="0.00503156136071773">
                <text:p>0.005031561360717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6">
                <text:p>23.6</text:p>
              </table:table-cell>
              <table:table-cell office:value-type="float" office:value="0.0034543022350985">
                <text:p>0.00345430223509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0.00199937844674654">
                <text:p>0.001999378446746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4">
                <text:p>24.4</text:p>
              </table:table-cell>
              <table:table-cell office:value-type="float" office:value="0.0008621890530228">
                <text:p>0.00086218905302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8">
                <text:p>24.8</text:p>
              </table:table-cell>
              <table:table-cell office:value-type="float" office:value="0.000178360711016609">
                <text:p>0.0001783607110166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2">
                <text:p>25.2</text:p>
              </table:table-cell>
              <table:table-cell office:value-type="float" office:value="0.00000712086989439977">
                <text:p>0.000007120869894399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">
                <text:p>25.6</text:p>
              </table:table-cell>
              <table:table-cell office:value-type="float" office:value="0.000327128900870026">
                <text:p>0.0003271289008700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">
                <text:p>26</text:p>
              </table:table-cell>
              <table:table-cell office:value-type="float" office:value="0.00104461738956024">
                <text:p>0.001044617389560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4">
                <text:p>26.4</text:p>
              </table:table-cell>
              <table:table-cell office:value-type="float" office:value="0.00201188617319653">
                <text:p>0.002011886173196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8">
                <text:p>26.8</text:p>
              </table:table-cell>
              <table:table-cell office:value-type="float" office:value="0.00305277599923637">
                <text:p>0.003052775999236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.2">
                <text:p>27.2</text:p>
              </table:table-cell>
              <table:table-cell office:value-type="float" office:value="0.00399091167878195">
                <text:p>0.00399091167878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6">
                <text:p>27.6</text:p>
              </table:table-cell>
              <table:table-cell office:value-type="float" office:value="0.00467633646569816">
                <text:p>0.004676336465698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0.00500664761814685">
                <text:p>0.005006647618146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4">
                <text:p>28.4</text:p>
              </table:table-cell>
              <table:table-cell office:value-type="float" office:value="0.00493977980327428">
                <text:p>0.00493977980327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8">
                <text:p>28.8</text:p>
              </table:table-cell>
              <table:table-cell office:value-type="float" office:value="0.00449698563565824">
                <text:p>0.00449698563565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2">
                <text:p>29.2</text:p>
              </table:table-cell>
              <table:table-cell office:value-type="float" office:value="0.00375610453059005">
                <text:p>0.00375610453059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.6">
                <text:p>29.6</text:p>
              </table:table-cell>
              <table:table-cell office:value-type="float" office:value="0.0028366568741849">
                <text:p>0.00283665687418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0.00187944122247203">
                <text:p>0.001879441222472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4">
                <text:p>30.4</text:p>
              </table:table-cell>
              <table:table-cell office:value-type="float" office:value="0.00102399447939186">
                <text:p>0.001023994479391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.8">
                <text:p>30.8</text:p>
              </table:table-cell>
              <table:table-cell office:value-type="float" office:value="0.000387420889678756">
                <text:p>0.0003874208896787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2">
                <text:p>31.2</text:p>
              </table:table-cell>
              <table:table-cell office:value-type="float" office:value="0.0000477105916496922">
                <text:p>0.00004771059164969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">
                <text:p>31.6</text:p>
              </table:table-cell>
              <table:table-cell office:value-type="float" office:value="0.0000338362006039637">
                <text:p>0.0000338362006039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